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07.334924375953" calcext:value-type="float">
            <text:p>907.334924376</text:p>
          </table:table-cell>
          <table:table-cell/>
          <table:table-cell table:style-name="ce4" table:formula="of:=[.F21]" office:value-type="float" office:value="907.334924375953" calcext:value-type="float">
            <text:p>907.334924376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10]/[.F10]" office:value-type="float" office:value="1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71.92415405551" calcext:value-type="float">
            <text:p>3271.9241540555</text:p>
          </table:table-cell>
          <table:table-cell/>
          <table:table-cell table:style-name="ce4" table:formula="of:=[.F22]" office:value-type="float" office:value="3271.92415405551" calcext:value-type="float">
            <text:p>3271.9241540555</text:p>
          </table:table-cell>
          <table:table-cell/>
          <table:table-cell table:formula="of:=[.M10]/[.O10]" office:value-type="float" office:value="1" calcext:value-type="float">
            <text:p>1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21042210506537E-019" calcext:value-type="float">
            <text:p>-1.21042210506537E-019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1.21042210506537E-019" calcext:value-type="float">
            <text:p>1.21042210506537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1.21042210506537E-019" calcext:value-type="float">
            <text:p>-1.21042210506537E-019</text:p>
          </table:table-cell>
          <table:table-cell/>
          <table:table-cell table:style-name="ce4" table:formula="of:=[.F23]" office:value-type="float" office:value="-1.11300104291775E-019" calcext:value-type="float">
            <text:p>-1.11300104291775E-019</text:p>
          </table:table-cell>
          <table:table-cell/>
          <table:table-cell table:formula="of:=[.M11]/[.O11]" office:value-type="float" office:value="1.08753007265135" calcext:value-type="float">
            <text:p>1.0875300727</text:p>
          </table:table-cell>
          <table:table-cell table:formula="of:=[.M11]-[.O11]" office:value-type="float" office:value="-9.74210621476201E-021" calcext:value-type="float">
            <text:p>-9.74E-021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12]/[.F12]" office:value-type="float" office:value="1" calcext:value-type="float">
            <text:p>1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0664270035508" calcext:value-type="float">
            <text:p>-0.23066427</text:p>
          </table:table-cell>
          <table:table-cell/>
          <table:table-cell table:style-name="ce4" table:formula="of:=[.F24]" office:value-type="float" office:value="-0.230664270035508" calcext:value-type="float">
            <text:p>-0.23066427</text:p>
          </table:table-cell>
          <table:table-cell/>
          <table:table-cell table:formula="of:=[.M12]/[.O12]" office:value-type="float" office:value="1" calcext:value-type="float">
            <text:p>1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4" calcext:value-type="float">
            <text:p>0.0688182226</text:p>
          </table:table-cell>
          <table:table-cell/>
          <table:table-cell table:formula="of:=[.D13]/[.F13]" office:value-type="float" office:value="0.999999999999999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88182226171714" calcext:value-type="float">
            <text:p>0.0688182226</text:p>
          </table:table-cell>
          <table:table-cell/>
          <table:table-cell table:style-name="ce4" table:formula="of:=[.F25]" office:value-type="float" office:value="0.0688182226171713" calcext:value-type="float">
            <text:p>0.0688182226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38360831797154E-018" calcext:value-type="float">
            <text:p>-1.38360831797154E-018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38360831797154E-018" calcext:value-type="float">
            <text:p>1.38360831797154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38360831797154E-018" calcext:value-type="float">
            <text:p>-1.38360831797154E-018</text:p>
          </table:table-cell>
          <table:table-cell/>
          <table:table-cell table:style-name="ce4" table:formula="of:=[.F26]" office:value-type="float" office:value="-1.40716583182256E-018" calcext:value-type="float">
            <text:p>-1.40716583182256E-018</text:p>
          </table:table-cell>
          <table:table-cell/>
          <table:table-cell table:formula="of:=[.M14]/[.O14]" office:value-type="float" office:value="0.983258892933388" calcext:value-type="float">
            <text:p>0.9832588929</text:p>
          </table:table-cell>
          <table:table-cell table:formula="of:=[.M14]-[.O14]" office:value-type="float" office:value="2.355751385102E-020" calcext:value-type="float">
            <text:p>2.36E-02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07.334924375953" calcext:value-type="float">
            <text:p>907.334924376</text:p>
          </table:table-cell>
          <table:table-cell/>
          <table:table-cell table:style-name="ce4" table:formula="of:=[.F33]" office:value-type="float" office:value="907.334924375953" calcext:value-type="float">
            <text:p>907.334924376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71.92415405551" calcext:value-type="float">
            <text:p>3271.9241540555</text:p>
          </table:table-cell>
          <table:table-cell/>
          <table:table-cell table:style-name="ce4" table:formula="of:=[.F34]" office:value-type="float" office:value="3271.92415405551" calcext:value-type="float">
            <text:p>3271.9241540555</text:p>
          </table:table-cell>
          <table:table-cell/>
          <table:table-cell table:formula="of:=[.M22]/[.O22]" office:value-type="float" office:value="1" calcext:value-type="float">
            <text:p>1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1.11300104291775E-019" calcext:value-type="float">
            <text:p>-1.11300104291775E-019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1.11300104291775E-019" calcext:value-type="float">
            <text:p>1.11300104291775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1.21042210506537E-019" calcext:value-type="float">
            <text:p>-1.21042210506537E-019</text:p>
          </table:table-cell>
          <table:table-cell/>
          <table:table-cell table:style-name="ce4" table:formula="of:=[.F35]" office:value-type="float" office:value="-2.46929510434668E-019" calcext:value-type="float">
            <text:p>-2.46929510434668E-019</text:p>
          </table:table-cell>
          <table:table-cell/>
          <table:table-cell table:formula="of:=[.M23]/[.O23]" office:value-type="float" office:value="0.490189326879025" calcext:value-type="float">
            <text:p>0.4901893269</text:p>
          </table:table-cell>
          <table:table-cell table:formula="of:=[.M23]-[.O23]" office:value-type="float" office:value="1.25887299928131E-019" calcext:value-type="float">
            <text:p>1.26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0664270035508" calcext:value-type="float">
            <text:p>-0.23066427</text:p>
          </table:table-cell>
          <table:table-cell/>
          <table:table-cell table:style-name="ce4" table:formula="of:=[.F36]" office:value-type="float" office:value="-0.230664270035508" calcext:value-type="float">
            <text:p>-0.23066427</text:p>
          </table:table-cell>
          <table:table-cell/>
          <table:table-cell table:formula="of:=[.M24]/[.O24]" office:value-type="float" office:value="1" calcext:value-type="float">
            <text:p>1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88182226171714" calcext:value-type="float">
            <text:p>0.0688182226</text:p>
          </table:table-cell>
          <table:table-cell/>
          <table:table-cell table:style-name="ce4" table:formula="of:=[.F37]" office:value-type="float" office:value="0.0688182226171713" calcext:value-type="float">
            <text:p>0.0688182226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40716583182256E-018" calcext:value-type="float">
            <text:p>-1.40716583182256E-018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40716583182256E-018" calcext:value-type="float">
            <text:p>1.40716583182256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38360831797154E-018" calcext:value-type="float">
            <text:p>-1.38360831797154E-018</text:p>
          </table:table-cell>
          <table:table-cell/>
          <table:table-cell table:style-name="ce4" table:formula="of:=[.F38]" office:value-type="float" office:value="-2.9502616148631E-018" calcext:value-type="float">
            <text:p>-2.9502616148631E-018</text:p>
          </table:table-cell>
          <table:table-cell/>
          <table:table-cell table:formula="of:=[.M26]/[.O26]" office:value-type="float" office:value="0.468978178410033" calcext:value-type="float">
            <text:p>0.4689781784</text:p>
          </table:table-cell>
          <table:table-cell table:formula="of:=[.M26]-[.O26]" office:value-type="float" office:value="1.56665329689156E-018" calcext:value-type="float">
            <text:p>1.57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7.334924375953" calcext:value-type="float">
            <text:p>907.334924376</text:p>
          </table:table-cell>
          <table:table-cell/>
          <table:table-cell table:style-name="ce4" table:formula="of:=[.F21]" office:value-type="float" office:value="907.334924375953" calcext:value-type="float">
            <text:p>907.334924376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271.92415405551" calcext:value-type="float">
            <text:p>3271.9241540555</text:p>
          </table:table-cell>
          <table:table-cell/>
          <table:table-cell table:style-name="ce4" table:formula="of:=[.F22]" office:value-type="float" office:value="3271.92415405551" calcext:value-type="float">
            <text:p>3271.9241540555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2.46929510434668E-019" calcext:value-type="float">
            <text:p>-2.46929510434668E-019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2.46929510434668E-019" calcext:value-type="float">
            <text:p>2.46929510434668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2.46929510434668E-019" calcext:value-type="float">
            <text:p>-2.46929510434668E-019</text:p>
          </table:table-cell>
          <table:table-cell/>
          <table:table-cell table:style-name="ce4" table:formula="of:=[.F23]" office:value-type="float" office:value="-1.11300104291775E-019" calcext:value-type="float">
            <text:p>-1.11300104291775E-019</text:p>
          </table:table-cell>
          <table:table-cell/>
          <table:table-cell table:formula="of:=[.M35]/[.O35]" office:value-type="float" office:value="2.2185919052451" calcext:value-type="float">
            <text:p>2.2185919052</text:p>
          </table:table-cell>
          <table:table-cell table:formula="of:=[.M35]-[.O35]" office:value-type="float" office:value="-1.35629406142893E-019" calcext:value-type="float">
            <text:p>-1.36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30664270035508" calcext:value-type="float">
            <text:p>-0.23066427</text:p>
          </table:table-cell>
          <table:table-cell/>
          <table:table-cell table:style-name="ce4" table:formula="of:=[.F24]" office:value-type="float" office:value="-0.230664270035508" calcext:value-type="float">
            <text:p>-0.23066427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688182226171713" calcext:value-type="float">
            <text:p>0.0688182226</text:p>
          </table:table-cell>
          <table:table-cell/>
          <table:table-cell table:style-name="ce4" table:formula="of:=[.F25]" office:value-type="float" office:value="0.0688182226171713" calcext:value-type="float">
            <text:p>0.0688182226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2.9502616148631E-018" calcext:value-type="float">
            <text:p>-2.9502616148631E-018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2.9502616148631E-018" calcext:value-type="float">
            <text:p>2.9502616148631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2.9502616148631E-018" calcext:value-type="float">
            <text:p>-2.9502616148631E-018</text:p>
          </table:table-cell>
          <table:table-cell/>
          <table:table-cell table:style-name="ce4" table:formula="of:=[.F26]" office:value-type="float" office:value="-1.40716583182256E-018" calcext:value-type="float">
            <text:p>-1.40716583182256E-018</text:p>
          </table:table-cell>
          <table:table-cell/>
          <table:table-cell table:formula="of:=[.M38]/[.O38]" office:value-type="float" office:value="2.09659838815296" calcext:value-type="float">
            <text:p>2.0965983882</text:p>
          </table:table-cell>
          <table:table-cell table:formula="of:=[.M38]-[.O38]" office:value-type="float" office:value="-1.54309578304054E-018" calcext:value-type="float">
            <text:p>-1.54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07.334924375953" calcext:value-type="float">
            <text:p>907.334924376</text:p>
          </table:table-cell>
          <table:table-cell/>
          <table:table-cell table:style-name="ce4" table:formula="of:=[.F45]" office:value-type="float" office:value="907.334924375953" calcext:value-type="float">
            <text:p>907.334924376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71.92415405551" calcext:value-type="float">
            <text:p>3271.9241540555</text:p>
          </table:table-cell>
          <table:table-cell/>
          <table:table-cell table:style-name="ce4" table:formula="of:=[.F46]" office:value-type="float" office:value="3271.92415405551" calcext:value-type="float">
            <text:p>3271.9241540555</text:p>
          </table:table-cell>
          <table:table-cell/>
          <table:table-cell table:formula="of:=[.M46]/[.O46]" office:value-type="float" office:value="1" calcext:value-type="float">
            <text:p>1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1.45263319858829E-019" calcext:value-type="float">
            <text:p>-1.45263319858829E-019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1.45263319858829E-019" calcext:value-type="float">
            <text:p>1.45263319858829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1.21042210506537E-019" calcext:value-type="float">
            <text:p>-1.21042210506537E-019</text:p>
          </table:table-cell>
          <table:table-cell/>
          <table:table-cell table:style-name="ce4" table:formula="of:=[.F47]" office:value-type="float" office:value="-1.45263319858829E-019" calcext:value-type="float">
            <text:p>-1.45263319858829E-019</text:p>
          </table:table-cell>
          <table:table-cell/>
          <table:table-cell table:formula="of:=[.M47]/[.O47]" office:value-type="float" office:value="0.83326066500593" calcext:value-type="float">
            <text:p>0.833260665</text:p>
          </table:table-cell>
          <table:table-cell table:formula="of:=[.M47]-[.O47]" office:value-type="float" office:value="2.4221109352292E-020" calcext:value-type="float">
            <text:p>2.42E-02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0664270035508" calcext:value-type="float">
            <text:p>-0.23066427</text:p>
          </table:table-cell>
          <table:table-cell/>
          <table:table-cell table:style-name="ce4" table:formula="of:=[.F48]" office:value-type="float" office:value="-0.230664270035508" calcext:value-type="float">
            <text:p>-0.23066427</text:p>
          </table:table-cell>
          <table:table-cell/>
          <table:table-cell table:formula="of:=[.M48]/[.O48]" office:value-type="float" office:value="1" calcext:value-type="float">
            <text:p>1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88182226171714" calcext:value-type="float">
            <text:p>0.0688182226</text:p>
          </table:table-cell>
          <table:table-cell/>
          <table:table-cell table:style-name="ce4" table:formula="of:=[.F49]" office:value-type="float" office:value="0.0688182226171713" calcext:value-type="float">
            <text:p>0.0688182226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52519957048963E-018" calcext:value-type="float">
            <text:p>-1.52519957048963E-018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1.52519957048963E-018" calcext:value-type="float">
            <text:p>1.52519957048963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38360831797154E-018" calcext:value-type="float">
            <text:p>-1.38360831797154E-018</text:p>
          </table:table-cell>
          <table:table-cell/>
          <table:table-cell table:style-name="ce4" table:formula="of:=[.F50]" office:value-type="float" office:value="-1.52519957048963E-018" calcext:value-type="float">
            <text:p>-1.52519957048963E-018</text:p>
          </table:table-cell>
          <table:table-cell/>
          <table:table-cell table:formula="of:=[.M50]/[.O50]" office:value-type="float" office:value="0.907165425916927" calcext:value-type="float">
            <text:p>0.9071654259</text:p>
          </table:table-cell>
          <table:table-cell table:formula="of:=[.M50]-[.O50]" office:value-type="float" office:value="1.4159125251809E-019" calcext:value-type="float">
            <text:p>1.42E-019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7.334924375953" calcext:value-type="float">
            <text:p>907.334924376</text:p>
          </table:table-cell>
          <table:table-cell/>
          <table:table-cell table:style-name="ce4" table:formula="of:=[.F33]" office:value-type="float" office:value="907.334924375953" calcext:value-type="float">
            <text:p>907.334924376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71.92415405551" calcext:value-type="float">
            <text:p>3271.9241540555</text:p>
          </table:table-cell>
          <table:table-cell/>
          <table:table-cell table:style-name="ce4" table:formula="of:=[.F34]" office:value-type="float" office:value="3271.92415405551" calcext:value-type="float">
            <text:p>3271.9241540555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1.45263319858829E-019" calcext:value-type="float">
            <text:p>-1.45263319858829E-019</text:p>
          </table:table-cell>
          <table:table-cell/>
          <table:table-cell table:style-name="ce4" table:formula="of:=[.F35]" office:value-type="float" office:value="-2.46929510434668E-019" calcext:value-type="float">
            <text:p>-2.46929510434668E-019</text:p>
          </table:table-cell>
          <table:table-cell/>
          <table:table-cell table:formula="of:=[.M59]/[.O59]" office:value-type="float" office:value="0.588278491311643" calcext:value-type="float">
            <text:p>0.5882784913</text:p>
          </table:table-cell>
          <table:table-cell table:formula="of:=[.M59]-[.O59]" office:value-type="float" office:value="1.01666190575839E-019" calcext:value-type="float">
            <text:p>1.02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30664270035508" calcext:value-type="float">
            <text:p>-0.23066427</text:p>
          </table:table-cell>
          <table:table-cell/>
          <table:table-cell table:style-name="ce4" table:formula="of:=[.F36]" office:value-type="float" office:value="-0.230664270035508" calcext:value-type="float">
            <text:p>-0.23066427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88182226171713" calcext:value-type="float">
            <text:p>0.0688182226</text:p>
          </table:table-cell>
          <table:table-cell/>
          <table:table-cell table:style-name="ce4" table:formula="of:=[.F37]" office:value-type="float" office:value="0.0688182226171713" calcext:value-type="float">
            <text:p>0.0688182226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52519957048963E-018" calcext:value-type="float">
            <text:p>-1.52519957048963E-018</text:p>
          </table:table-cell>
          <table:table-cell/>
          <table:table-cell table:style-name="ce4" table:formula="of:=[.F38]" office:value-type="float" office:value="-2.9502616148631E-018" calcext:value-type="float">
            <text:p>-2.9502616148631E-018</text:p>
          </table:table-cell>
          <table:table-cell/>
          <table:table-cell table:formula="of:=[.M62]/[.O62]" office:value-type="float" office:value="0.51697095701813" calcext:value-type="float">
            <text:p>0.516970957</text:p>
          </table:table-cell>
          <table:table-cell table:formula="of:=[.M62]-[.O62]" office:value-type="float" office:value="1.42506204437347E-018" calcext:value-type="float">
            <text:p>1.43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7.334924375953" calcext:value-type="float">
            <text:p>907.334924376</text:p>
          </table:table-cell>
          <table:table-cell/>
          <table:table-cell table:style-name="ce4" table:formula="of:=[.F21]" office:value-type="float" office:value="907.334924375953" calcext:value-type="float">
            <text:p>907.334924376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71.92415405551" calcext:value-type="float">
            <text:p>3271.9241540555</text:p>
          </table:table-cell>
          <table:table-cell/>
          <table:table-cell table:style-name="ce4" table:formula="of:=[.F22]" office:value-type="float" office:value="3271.92415405551" calcext:value-type="float">
            <text:p>3271.9241540555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1.45263319858829E-019" calcext:value-type="float">
            <text:p>-1.45263319858829E-019</text:p>
          </table:table-cell>
          <table:table-cell/>
          <table:table-cell table:style-name="ce4" table:formula="of:=[.F23]" office:value-type="float" office:value="-1.11300104291775E-019" calcext:value-type="float">
            <text:p>-1.11300104291775E-019</text:p>
          </table:table-cell>
          <table:table-cell/>
          <table:table-cell table:formula="of:=[.M71]/[.O71]" office:value-type="float" office:value="1.30514989885381" calcext:value-type="float">
            <text:p>1.3051498989</text:p>
          </table:table-cell>
          <table:table-cell table:formula="of:=[.M71]-[.O71]" office:value-type="float" office:value="-3.3963215567054E-020" calcext:value-type="float">
            <text:p>-3.40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30664270035508" calcext:value-type="float">
            <text:p>-0.23066427</text:p>
          </table:table-cell>
          <table:table-cell/>
          <table:table-cell table:style-name="ce4" table:formula="of:=[.F24]" office:value-type="float" office:value="-0.230664270035508" calcext:value-type="float">
            <text:p>-0.23066427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88182226171713" calcext:value-type="float">
            <text:p>0.0688182226</text:p>
          </table:table-cell>
          <table:table-cell/>
          <table:table-cell table:style-name="ce4" table:formula="of:=[.F25]" office:value-type="float" office:value="0.0688182226171713" calcext:value-type="float">
            <text:p>0.0688182226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52519957048963E-018" calcext:value-type="float">
            <text:p>-1.52519957048963E-018</text:p>
          </table:table-cell>
          <table:table-cell/>
          <table:table-cell table:style-name="ce4" table:formula="of:=[.F26]" office:value-type="float" office:value="-1.40716583182256E-018" calcext:value-type="float">
            <text:p>-1.40716583182256E-018</text:p>
          </table:table-cell>
          <table:table-cell/>
          <table:table-cell table:formula="of:=[.M74]/[.O74]" office:value-type="float" office:value="1.0838804752061" calcext:value-type="float">
            <text:p>1.0838804752</text:p>
          </table:table-cell>
          <table:table-cell table:formula="of:=[.M74]-[.O74]" office:value-type="float" office:value="-1.1803373866707E-019" calcext:value-type="float">
            <text:p>-1.18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92.58691336131" calcext:value-type="float">
            <text:p>892.5869133613</text:p>
          </table:table-cell>
          <table:table-cell/>
          <table:table-cell table:style-name="ce3" office:value-type="float" office:value="912.771288171408" calcext:value-type="float">
            <text:p>912.7712881714</text:p>
          </table:table-cell>
          <table:table-cell/>
          <table:table-cell table:formula="of:=[.D9]/[.F9]" office:value-type="float" office:value="0.977886711521641" calcext:value-type="float">
            <text:p>0.9778867115</text:p>
          </table:table-cell>
          <table:table-cell table:formula="of:=[.D9]-[.F9]" office:value-type="float" office:value="-20.1843748100979" calcext:value-type="float">
            <text:p>-20.184374810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21]" office:value-type="float" office:value="912.771282443086" calcext:value-type="float">
            <text:p>912.7712824431</text:p>
          </table:table-cell>
          <table:table-cell/>
          <table:table-cell table:formula="of:=[.M9]/[.O9]" office:value-type="float" office:value="1.00000000627575" calcext:value-type="float">
            <text:p>1.0000000063</text:p>
          </table:table-cell>
          <table:table-cell table:formula="of:=[.M9]-[.O9]" office:value-type="float" office:value="0.00000572832198031392" calcext:value-type="float">
            <text:p>5.73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61.38647388971" calcext:value-type="float">
            <text:p>3361.3864738897</text:p>
          </table:table-cell>
          <table:table-cell/>
          <table:table-cell table:style-name="ce3" office:value-type="float" office:value="3361.36150072822" calcext:value-type="float">
            <text:p>3361.3615007282</text:p>
          </table:table-cell>
          <table:table-cell/>
          <table:table-cell table:formula="of:=[.D10]/[.F10]" office:value-type="float" office:value="1.00000742947805" calcext:value-type="float">
            <text:p>1.0000074295</text:p>
          </table:table-cell>
          <table:table-cell table:formula="of:=[.D10]-[.F10]" office:value-type="float" office:value="0.0249731614899247" calcext:value-type="float">
            <text:p>0.02497316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22]" office:value-type="float" office:value="3361.36147924378" calcext:value-type="float">
            <text:p>3361.3614792438</text:p>
          </table:table-cell>
          <table:table-cell/>
          <table:table-cell table:formula="of:=[.M10]/[.O10]" office:value-type="float" office:value="1.00000000639159" calcext:value-type="float">
            <text:p>1.0000000064</text:p>
          </table:table-cell>
          <table:table-cell table:formula="of:=[.M10]-[.O10]" office:value-type="float" office:value="0.0000214844399124559" calcext:value-type="float">
            <text:p>2.15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0.0000000000000347444078272913" calcext:value-type="float">
            <text:p>-3.47444078272913E-014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0.0000000000000347444078272913" calcext:value-type="float">
            <text:p>3.4744407827291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23]" office:value-type="float" office:value="-0.0000000000000321108142709917" calcext:value-type="float">
            <text:p>-3.21108142709917E-014</text:p>
          </table:table-cell>
          <table:table-cell/>
          <table:table-cell table:formula="of:=[.M11]/[.O11]" office:value-type="float" office:value="1.08201578241131" calcext:value-type="float">
            <text:p>1.0820157824</text:p>
          </table:table-cell>
          <table:table-cell table:formula="of:=[.M11]-[.O11]" office:value-type="float" office:value="-2.6335935562996E-015" calcext:value-type="float">
            <text:p>-2.63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113666726036442" calcext:value-type="float">
            <text:p>-0.113666726</text:p>
          </table:table-cell>
          <table:table-cell/>
          <table:table-cell table:style-name="ce3" office:value-type="float" office:value="0.463193632902864" calcext:value-type="float">
            <text:p>0.4631936329</text:p>
          </table:table-cell>
          <table:table-cell/>
          <table:table-cell table:formula="of:=[.D12]/[.F12]" office:value-type="float" office:value="-0.245397859474202" calcext:value-type="float">
            <text:p>-0.2453978595</text:p>
          </table:table-cell>
          <table:table-cell table:formula="of:=[.D12]-[.F12]" office:value-type="float" office:value="-0.576860358939306" calcext:value-type="float">
            <text:p>-0.576860358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24]" office:value-type="float" office:value="0.463193726933968" calcext:value-type="float">
            <text:p>0.4631937269</text:p>
          </table:table-cell>
          <table:table-cell/>
          <table:table-cell table:formula="of:=[.M12]/[.O12]" office:value-type="float" office:value="0.999999796994004" calcext:value-type="float">
            <text:p>0.999999797</text:p>
          </table:table-cell>
          <table:table-cell table:formula="of:=[.M12]-[.O12]" office:value-type="float" office:value="-0.0000000940311040142916" calcext:value-type="float">
            <text:p>-9.40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0250805778215" calcext:value-type="float">
            <text:p>2.6025080578</text:p>
          </table:table-cell>
          <table:table-cell/>
          <table:table-cell table:style-name="ce3" office:value-type="float" office:value="2.60100032637869" calcext:value-type="float">
            <text:p>2.6010003264</text:p>
          </table:table-cell>
          <table:table-cell/>
          <table:table-cell table:formula="of:=[.D13]/[.F13]" office:value-type="float" office:value="1.00057967366946" calcext:value-type="float">
            <text:p>1.0005796737</text:p>
          </table:table-cell>
          <table:table-cell table:formula="of:=[.D13]-[.F13]" office:value-type="float" office:value="0.00150773140345972" calcext:value-type="float">
            <text:p>0.00150773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25]" office:value-type="float" office:value="2.60100067843027" calcext:value-type="float">
            <text:p>2.6010006784</text:p>
          </table:table-cell>
          <table:table-cell/>
          <table:table-cell table:formula="of:=[.M13]/[.O13]" office:value-type="float" office:value="0.99999986464764" calcext:value-type="float">
            <text:p>0.9999998646</text:p>
          </table:table-cell>
          <table:table-cell table:formula="of:=[.M13]-[.O13]" office:value-type="float" office:value="-0.000000352051579888268" calcext:value-type="float">
            <text:p>-3.52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0523566371197E-015" calcext:value-type="float">
            <text:p>-1.0523566371197E-015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0523566371197E-015" calcext:value-type="float">
            <text:p>1.05235663711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26]" office:value-type="float" office:value="-1.00683467915431E-015" calcext:value-type="float">
            <text:p>-1.00683467915431E-015</text:p>
          </table:table-cell>
          <table:table-cell/>
          <table:table-cell table:formula="of:=[.M14]/[.O14]" office:value-type="float" office:value="1.04521294201311" calcext:value-type="float">
            <text:p>1.045212942</text:p>
          </table:table-cell>
          <table:table-cell table:formula="of:=[.M14]-[.O14]" office:value-type="float" office:value="-4.55219579653901E-017" calcext:value-type="float">
            <text:p>-4.55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92.58691336131" calcext:value-type="float">
            <text:p>892.5869133613</text:p>
          </table:table-cell>
          <table:table-cell/>
          <table:table-cell table:style-name="ce3" office:value-type="float" office:value="912.771282443086" calcext:value-type="float">
            <text:p>912.7712824431</text:p>
          </table:table-cell>
          <table:table-cell/>
          <table:table-cell table:formula="of:=[.D21]/[.F21]" office:value-type="float" office:value="0.977886717658611" calcext:value-type="float">
            <text:p>0.9778867177</text:p>
          </table:table-cell>
          <table:table-cell table:formula="of:=[.D21]-[.F21]" office:value-type="float" office:value="-20.1843690817759" calcext:value-type="float">
            <text:p>-20.184369081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33]" office:value-type="float" office:value="912.771290291668" calcext:value-type="float">
            <text:p>912.7712902917</text:p>
          </table:table-cell>
          <table:table-cell/>
          <table:table-cell table:formula="of:=[.M21]/[.O21]" office:value-type="float" office:value="0.999999997677118" calcext:value-type="float">
            <text:p>0.9999999977</text:p>
          </table:table-cell>
          <table:table-cell table:formula="of:=[.M21]-[.O21]" office:value-type="float" office:value="-0.00000212026009194233" calcext:value-type="float">
            <text:p>-2.1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8647388971" calcext:value-type="float">
            <text:p>3361.3864738897</text:p>
          </table:table-cell>
          <table:table-cell/>
          <table:table-cell table:style-name="ce3" office:value-type="float" office:value="3361.36147924378" calcext:value-type="float">
            <text:p>3361.3614792438</text:p>
          </table:table-cell>
          <table:table-cell/>
          <table:table-cell table:formula="of:=[.D22]/[.F22]" office:value-type="float" office:value="1.00000743586969" calcext:value-type="float">
            <text:p>1.0000074359</text:p>
          </table:table-cell>
          <table:table-cell table:formula="of:=[.D22]-[.F22]" office:value-type="float" office:value="0.0249946459298371" calcext:value-type="float">
            <text:p>0.024994645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34]" office:value-type="float" office:value="3361.36150869973" calcext:value-type="float">
            <text:p>3361.3615086997</text:p>
          </table:table-cell>
          <table:table-cell/>
          <table:table-cell table:formula="of:=[.M22]/[.O22]" office:value-type="float" office:value="0.999999997628488" calcext:value-type="float">
            <text:p>0.9999999976</text:p>
          </table:table-cell>
          <table:table-cell table:formula="of:=[.M22]-[.O22]" office:value-type="float" office:value="-0.00000797151005826891" calcext:value-type="float">
            <text:p>-7.97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21108142709917" calcext:value-type="float">
            <text:p>-3.21108142709917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21108142709917" calcext:value-type="float">
            <text:p>3.21108142709917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35]" office:value-type="float" office:value="-0.0000000000000286735328610943" calcext:value-type="float">
            <text:p>-2.86735328610943E-014</text:p>
          </table:table-cell>
          <table:table-cell/>
          <table:table-cell table:formula="of:=[.M23]/[.O23]" office:value-type="float" office:value="1.21172399632814" calcext:value-type="float">
            <text:p>1.2117239963</text:p>
          </table:table-cell>
          <table:table-cell table:formula="of:=[.M23]-[.O23]" office:value-type="float" office:value="-6.070874966197E-015" calcext:value-type="float">
            <text:p>-6.0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13666726036442" calcext:value-type="float">
            <text:p>-0.113666726</text:p>
          </table:table-cell>
          <table:table-cell/>
          <table:table-cell table:style-name="ce3" office:value-type="float" office:value="0.463193726933968" calcext:value-type="float">
            <text:p>0.4631937269</text:p>
          </table:table-cell>
          <table:table-cell/>
          <table:table-cell table:formula="of:=[.D24]/[.F24]" office:value-type="float" office:value="-0.245397809656965" calcext:value-type="float">
            <text:p>-0.2453978097</text:p>
          </table:table-cell>
          <table:table-cell table:formula="of:=[.D24]-[.F24]" office:value-type="float" office:value="-0.57686045297041" calcext:value-type="float">
            <text:p>-0.57686045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36]" office:value-type="float" office:value="0.463193597954577" calcext:value-type="float">
            <text:p>0.463193598</text:p>
          </table:table-cell>
          <table:table-cell/>
          <table:table-cell table:formula="of:=[.M24]/[.O24]" office:value-type="float" office:value="1.00000007545071" calcext:value-type="float">
            <text:p>1.0000000755</text:p>
          </table:table-cell>
          <table:table-cell table:formula="of:=[.M24]-[.O24]" office:value-type="float" office:value="0.0000000349482869865803" calcext:value-type="float">
            <text:p>3.4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250805778215" calcext:value-type="float">
            <text:p>2.6025080578</text:p>
          </table:table-cell>
          <table:table-cell/>
          <table:table-cell table:style-name="ce3" office:value-type="float" office:value="2.60100067843027" calcext:value-type="float">
            <text:p>2.6010006784</text:p>
          </table:table-cell>
          <table:table-cell/>
          <table:table-cell table:formula="of:=[.D25]/[.F25]" office:value-type="float" office:value="1.00057953823864" calcext:value-type="float">
            <text:p>1.0005795382</text:p>
          </table:table-cell>
          <table:table-cell table:formula="of:=[.D25]-[.F25]" office:value-type="float" office:value="0.00150737935187983" calcext:value-type="float">
            <text:p>0.001507379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37]" office:value-type="float" office:value="2.6010001957942" calcext:value-type="float">
            <text:p>2.6010001958</text:p>
          </table:table-cell>
          <table:table-cell/>
          <table:table-cell table:formula="of:=[.M25]/[.O25]" office:value-type="float" office:value="1.00000005020549" calcext:value-type="float">
            <text:p>1.0000000502</text:p>
          </table:table-cell>
          <table:table-cell table:formula="of:=[.M25]-[.O25]" office:value-type="float" office:value="0.000000130584490332097" calcext:value-type="float">
            <text:p>1.31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0683467915431E-015" calcext:value-type="float">
            <text:p>-1.00683467915431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0683467915431E-015" calcext:value-type="float">
            <text:p>1.00683467915431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38]" office:value-type="float" office:value="-9.53479304240585E-016" calcext:value-type="float">
            <text:p>-9.53479304240585E-016</text:p>
          </table:table-cell>
          <table:table-cell/>
          <table:table-cell table:formula="of:=[.M26]/[.O26]" office:value-type="float" office:value="1.10370160363142" calcext:value-type="float">
            <text:p>1.1037016036</text:p>
          </table:table-cell>
          <table:table-cell table:formula="of:=[.M26]-[.O26]" office:value-type="float" office:value="-9.88773328791151E-017" calcext:value-type="float">
            <text:p>-9.89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92.58691336131" calcext:value-type="float">
            <text:p>892.5869133613</text:p>
          </table:table-cell>
          <table:table-cell/>
          <table:table-cell table:style-name="ce3" office:value-type="float" office:value="912.771290291668" calcext:value-type="float">
            <text:p>912.7712902917</text:p>
          </table:table-cell>
          <table:table-cell/>
          <table:table-cell table:formula="of:=[.D33]/[.F33]" office:value-type="float" office:value="0.977886709250125" calcext:value-type="float">
            <text:p>0.9778867093</text:p>
          </table:table-cell>
          <table:table-cell table:formula="of:=[.D33]-[.F33]" office:value-type="float" office:value="-20.184376930358" calcext:value-type="float">
            <text:p>-20.184376930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771290291668" calcext:value-type="float">
            <text:p>912.7712902917</text:p>
          </table:table-cell>
          <table:table-cell/>
          <table:table-cell table:style-name="ce4" table:formula="of:=[.F21]" office:value-type="float" office:value="912.771282443086" calcext:value-type="float">
            <text:p>912.7712824431</text:p>
          </table:table-cell>
          <table:table-cell/>
          <table:table-cell table:formula="of:=[.M33]/[.O33]" office:value-type="float" office:value="1.00000000859863" calcext:value-type="float">
            <text:p>1.0000000086</text:p>
          </table:table-cell>
          <table:table-cell table:formula="of:=[.M33]-[.O33]" office:value-type="float" office:value="0.00000784858207225625" calcext:value-type="float">
            <text:p>7.85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8647388971" calcext:value-type="float">
            <text:p>3361.3864738897</text:p>
          </table:table-cell>
          <table:table-cell/>
          <table:table-cell table:style-name="ce3" office:value-type="float" office:value="3361.36150869973" calcext:value-type="float">
            <text:p>3361.3615086997</text:p>
          </table:table-cell>
          <table:table-cell/>
          <table:table-cell table:formula="of:=[.D34]/[.F34]" office:value-type="float" office:value="1.00000742710652" calcext:value-type="float">
            <text:p>1.0000074271</text:p>
          </table:table-cell>
          <table:table-cell table:formula="of:=[.D34]-[.F34]" office:value-type="float" office:value="0.0249651899798664" calcext:value-type="float">
            <text:p>0.0249651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61.36150869973" calcext:value-type="float">
            <text:p>3361.3615086997</text:p>
          </table:table-cell>
          <table:table-cell/>
          <table:table-cell table:style-name="ce4" table:formula="of:=[.F22]" office:value-type="float" office:value="3361.36147924378" calcext:value-type="float">
            <text:p>3361.3614792438</text:p>
          </table:table-cell>
          <table:table-cell/>
          <table:table-cell table:formula="of:=[.M34]/[.O34]" office:value-type="float" office:value="1.0000000087631" calcext:value-type="float">
            <text:p>1.0000000088</text:p>
          </table:table-cell>
          <table:table-cell table:formula="of:=[.M34]-[.O34]" office:value-type="float" office:value="0.0000294559499707248" calcext:value-type="float">
            <text:p>2.95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86735328610943" calcext:value-type="float">
            <text:p>-2.86735328610943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286735328610943" calcext:value-type="float">
            <text:p>2.8673532861094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286735328610943" calcext:value-type="float">
            <text:p>-2.86735328610943E-014</text:p>
          </table:table-cell>
          <table:table-cell/>
          <table:table-cell table:style-name="ce4" table:formula="of:=[.F23]" office:value-type="float" office:value="-0.0000000000000321108142709917" calcext:value-type="float">
            <text:p>-3.21108142709917E-014</text:p>
          </table:table-cell>
          <table:table-cell/>
          <table:table-cell table:formula="of:=[.M35]/[.O35]" office:value-type="float" office:value="0.892955644759137" calcext:value-type="float">
            <text:p>0.8929556448</text:p>
          </table:table-cell>
          <table:table-cell table:formula="of:=[.M35]-[.O35]" office:value-type="float" office:value="3.4372814098974E-015" calcext:value-type="float">
            <text:p>3.44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13666726036442" calcext:value-type="float">
            <text:p>-0.113666726</text:p>
          </table:table-cell>
          <table:table-cell/>
          <table:table-cell table:style-name="ce3" office:value-type="float" office:value="0.463193597954577" calcext:value-type="float">
            <text:p>0.463193598</text:p>
          </table:table-cell>
          <table:table-cell/>
          <table:table-cell table:formula="of:=[.D36]/[.F36]" office:value-type="float" office:value="-0.245397877989645" calcext:value-type="float">
            <text:p>-0.245397878</text:p>
          </table:table-cell>
          <table:table-cell table:formula="of:=[.D36]-[.F36]" office:value-type="float" office:value="-0.576860323991019" calcext:value-type="float">
            <text:p>-0.57686032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63193597954577" calcext:value-type="float">
            <text:p>0.463193598</text:p>
          </table:table-cell>
          <table:table-cell/>
          <table:table-cell table:style-name="ce4" table:formula="of:=[.F24]" office:value-type="float" office:value="0.463193726933968" calcext:value-type="float">
            <text:p>0.4631937269</text:p>
          </table:table-cell>
          <table:table-cell/>
          <table:table-cell table:formula="of:=[.M36]/[.O36]" office:value-type="float" office:value="0.999999721543312" calcext:value-type="float">
            <text:p>0.9999997215</text:p>
          </table:table-cell>
          <table:table-cell table:formula="of:=[.M36]-[.O36]" office:value-type="float" office:value="-0.000000128979391000872" calcext:value-type="float">
            <text:p>-1.2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250805778215" calcext:value-type="float">
            <text:p>2.6025080578</text:p>
          </table:table-cell>
          <table:table-cell/>
          <table:table-cell table:style-name="ce3" office:value-type="float" office:value="2.6010001957942" calcext:value-type="float">
            <text:p>2.6010001958</text:p>
          </table:table-cell>
          <table:table-cell/>
          <table:table-cell table:formula="of:=[.D37]/[.F37]" office:value-type="float" office:value="1.00057972390405" calcext:value-type="float">
            <text:p>1.0005797239</text:p>
          </table:table-cell>
          <table:table-cell table:formula="of:=[.D37]-[.F37]" office:value-type="float" office:value="0.00150786198795005" calcext:value-type="float">
            <text:p>0.00150786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010001957942" calcext:value-type="float">
            <text:p>2.6010001958</text:p>
          </table:table-cell>
          <table:table-cell/>
          <table:table-cell table:style-name="ce4" table:formula="of:=[.F25]" office:value-type="float" office:value="2.60100067843027" calcext:value-type="float">
            <text:p>2.6010006784</text:p>
          </table:table-cell>
          <table:table-cell/>
          <table:table-cell table:formula="of:=[.M37]/[.O37]" office:value-type="float" office:value="0.999999814442159" calcext:value-type="float">
            <text:p>0.9999998144</text:p>
          </table:table-cell>
          <table:table-cell table:formula="of:=[.M37]-[.O37]" office:value-type="float" office:value="-0.000000482636070220366" calcext:value-type="float">
            <text:p>-4.83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9.53479304240585E-016" calcext:value-type="float">
            <text:p>-9.53479304240585E-016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9.53479304240585E-016" calcext:value-type="float">
            <text:p>9.53479304240585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9.53479304240585E-016" calcext:value-type="float">
            <text:p>-9.53479304240585E-016</text:p>
          </table:table-cell>
          <table:table-cell/>
          <table:table-cell table:style-name="ce4" table:formula="of:=[.F26]" office:value-type="float" office:value="-1.00683467915431E-015" calcext:value-type="float">
            <text:p>-1.00683467915431E-015</text:p>
          </table:table-cell>
          <table:table-cell/>
          <table:table-cell table:formula="of:=[.M38]/[.O38]" office:value-type="float" office:value="0.947006816492911" calcext:value-type="float">
            <text:p>0.9470068165</text:p>
          </table:table-cell>
          <table:table-cell table:formula="of:=[.M38]-[.O38]" office:value-type="float" office:value="5.3355374913725E-017" calcext:value-type="float">
            <text:p>5.34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92.58691336131" calcext:value-type="float">
            <text:p>892.5869133613</text:p>
          </table:table-cell>
          <table:table-cell/>
          <table:table-cell table:style-name="ce3" office:value-type="float" office:value="912.771288172568" calcext:value-type="float">
            <text:p>912.7712881726</text:p>
          </table:table-cell>
          <table:table-cell/>
          <table:table-cell table:formula="of:=[.D45]/[.F45]" office:value-type="float" office:value="0.977886711520398" calcext:value-type="float">
            <text:p>0.9778867115</text:p>
          </table:table-cell>
          <table:table-cell table:formula="of:=[.D45]-[.F45]" office:value-type="float" office:value="-20.184374811258" calcext:value-type="float">
            <text:p>-20.18437481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45]" office:value-type="float" office:value="912.771288172568" calcext:value-type="float">
            <text:p>912.7712881726</text:p>
          </table:table-cell>
          <table:table-cell/>
          <table:table-cell table:formula="of:=[.M45]/[.O45]" office:value-type="float" office:value="0.999999999998729" calcext:value-type="float">
            <text:p>1</text:p>
          </table:table-cell>
          <table:table-cell table:formula="of:=[.M45]-[.O45]" office:value-type="float" office:value="-0.00000000116006049211137" calcext:value-type="float">
            <text:p>-1.1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8647388971" calcext:value-type="float">
            <text:p>3361.3864738897</text:p>
          </table:table-cell>
          <table:table-cell/>
          <table:table-cell table:style-name="ce3" office:value-type="float" office:value="3361.36150073248" calcext:value-type="float">
            <text:p>3361.3615007325</text:p>
          </table:table-cell>
          <table:table-cell/>
          <table:table-cell table:formula="of:=[.D46]/[.F46]" office:value-type="float" office:value="1.00000742947678" calcext:value-type="float">
            <text:p>1.0000074295</text:p>
          </table:table-cell>
          <table:table-cell table:formula="of:=[.D46]-[.F46]" office:value-type="float" office:value="0.0249731572298515" calcext:value-type="float">
            <text:p>0.024973157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46]" office:value-type="float" office:value="3361.36150073248" calcext:value-type="float">
            <text:p>3361.3615007325</text:p>
          </table:table-cell>
          <table:table-cell/>
          <table:table-cell table:formula="of:=[.M46]/[.O46]" office:value-type="float" office:value="0.999999999998733" calcext:value-type="float">
            <text:p>1</text:p>
          </table:table-cell>
          <table:table-cell table:formula="of:=[.M46]-[.O46]" office:value-type="float" office:value="-0.0000000042600731831044" calcext:value-type="float">
            <text:p>-4.2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97962866549964" calcext:value-type="float">
            <text:p>-2.97962866549964E-014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0.0000000000000297962866549964" calcext:value-type="float">
            <text:p>2.97962866549964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47]" office:value-type="float" office:value="-0.0000000000000297962866549964" calcext:value-type="float">
            <text:p>-2.97962866549964E-014</text:p>
          </table:table-cell>
          <table:table-cell/>
          <table:table-cell table:formula="of:=[.M47]/[.O47]" office:value-type="float" office:value="1.16606502782001" calcext:value-type="float">
            <text:p>1.1660650278</text:p>
          </table:table-cell>
          <table:table-cell table:formula="of:=[.M47]-[.O47]" office:value-type="float" office:value="-4.9481211722949E-015" calcext:value-type="float">
            <text:p>-4.9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13666726036442" calcext:value-type="float">
            <text:p>-0.113666726</text:p>
          </table:table-cell>
          <table:table-cell/>
          <table:table-cell table:style-name="ce3" office:value-type="float" office:value="0.463193632884357" calcext:value-type="float">
            <text:p>0.4631936329</text:p>
          </table:table-cell>
          <table:table-cell/>
          <table:table-cell table:formula="of:=[.D48]/[.F48]" office:value-type="float" office:value="-0.245397859484007" calcext:value-type="float">
            <text:p>-0.2453978595</text:p>
          </table:table-cell>
          <table:table-cell table:formula="of:=[.D48]-[.F48]" office:value-type="float" office:value="-0.576860358920799" calcext:value-type="float">
            <text:p>-0.576860358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48]" office:value-type="float" office:value="0.463193632884357" calcext:value-type="float">
            <text:p>0.4631936329</text:p>
          </table:table-cell>
          <table:table-cell/>
          <table:table-cell table:formula="of:=[.M48]/[.O48]" office:value-type="float" office:value="1.00000000003996" calcext:value-type="float">
            <text:p>1</text:p>
          </table:table-cell>
          <table:table-cell table:formula="of:=[.M48]-[.O48]" office:value-type="float" office:value="0.0000000000185069737312915" calcext:value-type="float">
            <text:p>1.85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250805778215" calcext:value-type="float">
            <text:p>2.6025080578</text:p>
          </table:table-cell>
          <table:table-cell/>
          <table:table-cell table:style-name="ce3" office:value-type="float" office:value="2.60100032630872" calcext:value-type="float">
            <text:p>2.6010003263</text:p>
          </table:table-cell>
          <table:table-cell/>
          <table:table-cell table:formula="of:=[.D49]/[.F49]" office:value-type="float" office:value="1.00057967369638" calcext:value-type="float">
            <text:p>1.0005796737</text:p>
          </table:table-cell>
          <table:table-cell table:formula="of:=[.D49]-[.F49]" office:value-type="float" office:value="0.00150773147342997" calcext:value-type="float">
            <text:p>0.00150773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49]" office:value-type="float" office:value="2.60100032630872" calcext:value-type="float">
            <text:p>2.6010003263</text:p>
          </table:table-cell>
          <table:table-cell/>
          <table:table-cell table:formula="of:=[.M49]/[.O49]" office:value-type="float" office:value="1.0000000000269" calcext:value-type="float">
            <text:p>1</text:p>
          </table:table-cell>
          <table:table-cell table:formula="of:=[.M49]-[.O49]" office:value-type="float" office:value="0.000000000069970251814766" calcext:value-type="float">
            <text:p>7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9.85658803728952E-016" calcext:value-type="float">
            <text:p>-9.85658803728952E-016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9.85658803728952E-016" calcext:value-type="float">
            <text:p>9.85658803728952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50]" office:value-type="float" office:value="-9.85658803728952E-016" calcext:value-type="float">
            <text:p>-9.85658803728952E-016</text:p>
          </table:table-cell>
          <table:table-cell/>
          <table:table-cell table:formula="of:=[.M50]/[.O50]" office:value-type="float" office:value="1.06766827743882" calcext:value-type="float">
            <text:p>1.0676682774</text:p>
          </table:table-cell>
          <table:table-cell table:formula="of:=[.M50]-[.O50]" office:value-type="float" office:value="-6.66978333907481E-017" calcext:value-type="float">
            <text:p>-6.67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2568" calcext:value-type="float">
            <text:p>912.7712881726</text:p>
          </table:table-cell>
          <table:table-cell/>
          <table:table-cell table:style-name="ce4" table:formula="of:=[.F33]" office:value-type="float" office:value="912.771290291668" calcext:value-type="float">
            <text:p>912.7712902917</text:p>
          </table:table-cell>
          <table:table-cell/>
          <table:table-cell table:formula="of:=[.M57]/[.O57]" office:value-type="float" office:value="0.999999997678389" calcext:value-type="float">
            <text:p>0.9999999977</text:p>
          </table:table-cell>
          <table:table-cell table:formula="of:=[.M57]-[.O57]" office:value-type="float" office:value="-0.00000211910003145022" calcext:value-type="float">
            <text:p>-2.12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3248" calcext:value-type="float">
            <text:p>3361.3615007325</text:p>
          </table:table-cell>
          <table:table-cell/>
          <table:table-cell table:style-name="ce4" table:formula="of:=[.F34]" office:value-type="float" office:value="3361.36150869973" calcext:value-type="float">
            <text:p>3361.3615086997</text:p>
          </table:table-cell>
          <table:table-cell/>
          <table:table-cell table:formula="of:=[.M58]/[.O58]" office:value-type="float" office:value="0.999999997629755" calcext:value-type="float">
            <text:p>0.9999999976</text:p>
          </table:table-cell>
          <table:table-cell table:formula="of:=[.M58]-[.O58]" office:value-type="float" office:value="-0.0000079672499850858" calcext:value-type="float">
            <text:p>-7.9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97962866549964" calcext:value-type="float">
            <text:p>-2.97962866549964E-014</text:p>
          </table:table-cell>
          <table:table-cell/>
          <table:table-cell table:style-name="ce4" table:formula="of:=[.F35]" office:value-type="float" office:value="-0.0000000000000286735328610943" calcext:value-type="float">
            <text:p>-2.86735328610943E-014</text:p>
          </table:table-cell>
          <table:table-cell/>
          <table:table-cell table:formula="of:=[.M59]/[.O59]" office:value-type="float" office:value="1.03915645132887" calcext:value-type="float">
            <text:p>1.0391564513</text:p>
          </table:table-cell>
          <table:table-cell table:formula="of:=[.M59]-[.O59]" office:value-type="float" office:value="-1.1227537939021E-015" calcext:value-type="float">
            <text:p>-1.1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884357" calcext:value-type="float">
            <text:p>0.4631936329</text:p>
          </table:table-cell>
          <table:table-cell/>
          <table:table-cell table:style-name="ce4" table:formula="of:=[.F36]" office:value-type="float" office:value="0.463193597954577" calcext:value-type="float">
            <text:p>0.463193598</text:p>
          </table:table-cell>
          <table:table-cell/>
          <table:table-cell table:formula="of:=[.M60]/[.O60]" office:value-type="float" office:value="1.00000007541076" calcext:value-type="float">
            <text:p>1.0000000754</text:p>
          </table:table-cell>
          <table:table-cell table:formula="of:=[.M60]-[.O60]" office:value-type="float" office:value="0.000000034929780012849" calcext:value-type="float">
            <text:p>3.4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0872" calcext:value-type="float">
            <text:p>2.6010003263</text:p>
          </table:table-cell>
          <table:table-cell/>
          <table:table-cell table:style-name="ce4" table:formula="of:=[.F37]" office:value-type="float" office:value="2.6010001957942" calcext:value-type="float">
            <text:p>2.6010001958</text:p>
          </table:table-cell>
          <table:table-cell/>
          <table:table-cell table:formula="of:=[.M61]/[.O61]" office:value-type="float" office:value="1.00000005017859" calcext:value-type="float">
            <text:p>1.0000000502</text:p>
          </table:table-cell>
          <table:table-cell table:formula="of:=[.M61]-[.O61]" office:value-type="float" office:value="0.000000130514520080283" calcext:value-type="float">
            <text:p>1.3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85658803728952E-016" calcext:value-type="float">
            <text:p>-9.85658803728952E-016</text:p>
          </table:table-cell>
          <table:table-cell/>
          <table:table-cell table:style-name="ce4" table:formula="of:=[.F38]" office:value-type="float" office:value="-9.53479304240585E-016" calcext:value-type="float">
            <text:p>-9.53479304240585E-016</text:p>
          </table:table-cell>
          <table:table-cell/>
          <table:table-cell table:formula="of:=[.M62]/[.O62]" office:value-type="float" office:value="1.03374955213527" calcext:value-type="float">
            <text:p>1.0337495521</text:p>
          </table:table-cell>
          <table:table-cell table:formula="of:=[.M62]-[.O62]" office:value-type="float" office:value="-3.21794994883671E-017" calcext:value-type="float">
            <text:p>-3.22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2568" calcext:value-type="float">
            <text:p>912.7712881726</text:p>
          </table:table-cell>
          <table:table-cell/>
          <table:table-cell table:style-name="ce4" table:formula="of:=[.F21]" office:value-type="float" office:value="912.771282443086" calcext:value-type="float">
            <text:p>912.7712824431</text:p>
          </table:table-cell>
          <table:table-cell/>
          <table:table-cell table:formula="of:=[.M69]/[.O69]" office:value-type="float" office:value="1.00000000627702" calcext:value-type="float">
            <text:p>1.0000000063</text:p>
          </table:table-cell>
          <table:table-cell table:formula="of:=[.M69]-[.O69]" office:value-type="float" office:value="0.00000572948204080603" calcext:value-type="float">
            <text:p>5.7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3248" calcext:value-type="float">
            <text:p>3361.3615007325</text:p>
          </table:table-cell>
          <table:table-cell/>
          <table:table-cell table:style-name="ce4" table:formula="of:=[.F22]" office:value-type="float" office:value="3361.36147924378" calcext:value-type="float">
            <text:p>3361.3614792438</text:p>
          </table:table-cell>
          <table:table-cell/>
          <table:table-cell table:formula="of:=[.M70]/[.O70]" office:value-type="float" office:value="1.00000000639286" calcext:value-type="float">
            <text:p>1.0000000064</text:p>
          </table:table-cell>
          <table:table-cell table:formula="of:=[.M70]-[.O70]" office:value-type="float" office:value="0.000021488699985639" calcext:value-type="float">
            <text:p>2.15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97962866549964" calcext:value-type="float">
            <text:p>-2.97962866549964E-014</text:p>
          </table:table-cell>
          <table:table-cell/>
          <table:table-cell table:style-name="ce4" table:formula="of:=[.F23]" office:value-type="float" office:value="-0.0000000000000321108142709917" calcext:value-type="float">
            <text:p>-3.21108142709917E-014</text:p>
          </table:table-cell>
          <table:table-cell/>
          <table:table-cell table:formula="of:=[.M71]/[.O71]" office:value-type="float" office:value="0.927920619001985" calcext:value-type="float">
            <text:p>0.927920619</text:p>
          </table:table-cell>
          <table:table-cell table:formula="of:=[.M71]-[.O71]" office:value-type="float" office:value="2.3145276159953E-015" calcext:value-type="float">
            <text:p>2.31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884357" calcext:value-type="float">
            <text:p>0.4631936329</text:p>
          </table:table-cell>
          <table:table-cell/>
          <table:table-cell table:style-name="ce4" table:formula="of:=[.F24]" office:value-type="float" office:value="0.463193726933968" calcext:value-type="float">
            <text:p>0.4631937269</text:p>
          </table:table-cell>
          <table:table-cell/>
          <table:table-cell table:formula="of:=[.M72]/[.O72]" office:value-type="float" office:value="0.999999796954048" calcext:value-type="float">
            <text:p>0.999999797</text:p>
          </table:table-cell>
          <table:table-cell table:formula="of:=[.M72]-[.O72]" office:value-type="float" office:value="-0.0000000940496109880229" calcext:value-type="float">
            <text:p>-9.4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0872" calcext:value-type="float">
            <text:p>2.6010003263</text:p>
          </table:table-cell>
          <table:table-cell/>
          <table:table-cell table:style-name="ce4" table:formula="of:=[.F25]" office:value-type="float" office:value="2.60100067843027" calcext:value-type="float">
            <text:p>2.6010006784</text:p>
          </table:table-cell>
          <table:table-cell/>
          <table:table-cell table:formula="of:=[.M73]/[.O73]" office:value-type="float" office:value="0.999999864620739" calcext:value-type="float">
            <text:p>0.9999998646</text:p>
          </table:table-cell>
          <table:table-cell table:formula="of:=[.M73]-[.O73]" office:value-type="float" office:value="-0.000000352121550140083" calcext:value-type="float">
            <text:p>-3.5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85658803728952E-016" calcext:value-type="float">
            <text:p>-9.85658803728952E-016</text:p>
          </table:table-cell>
          <table:table-cell/>
          <table:table-cell table:style-name="ce4" table:formula="of:=[.F26]" office:value-type="float" office:value="-1.00683467915431E-015" calcext:value-type="float">
            <text:p>-1.00683467915431E-015</text:p>
          </table:table-cell>
          <table:table-cell/>
          <table:table-cell table:formula="of:=[.M74]/[.O74]" office:value-type="float" office:value="0.978967872418593" calcext:value-type="float">
            <text:p>0.9789678724</text:p>
          </table:table-cell>
          <table:table-cell table:formula="of:=[.M74]-[.O74]" office:value-type="float" office:value="2.1175875425358E-017" calcext:value-type="float">
            <text:p>2.12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912.771288171408" calcext:value-type="float">
            <text:p>912.7712881714</text:p>
          </table:table-cell>
          <table:table-cell/>
          <table:table-cell table:formula="of:=[.D9]/[.F9]" office:value-type="float" office:value="0" calcext:value-type="float">
            <text:p>0</text:p>
          </table:table-cell>
          <table:table-cell table:formula="of:=[.D9]-[.F9]" office:value-type="float" office:value="-912.771288171408" calcext:value-type="float">
            <text:p>-912.77128817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21]" office:value-type="float" office:value="912.771288171152" calcext:value-type="float">
            <text:p>912.7712881712</text:p>
          </table:table-cell>
          <table:table-cell/>
          <table:table-cell table:formula="of:=[.M9]/[.O9]" office:value-type="float" office:value="1.00000000000028" calcext:value-type="float">
            <text:p>1</text:p>
          </table:table-cell>
          <table:table-cell table:formula="of:=[.M9]-[.O9]" office:value-type="float" office:value="0.000000000255909071711358" calcext:value-type="float">
            <text:p>2.56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3361.36150072822" calcext:value-type="float">
            <text:p>3361.3615007282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3361.36150072822" calcext:value-type="float">
            <text:p>-3361.361500728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22]" office:value-type="float" office:value="3361.36150072725" calcext:value-type="float">
            <text:p>3361.3615007273</text:p>
          </table:table-cell>
          <table:table-cell/>
          <table:table-cell table:formula="of:=[.M10]/[.O10]" office:value-type="float" office:value="1.00000000000029" calcext:value-type="float">
            <text:p>1</text:p>
          </table:table-cell>
          <table:table-cell table:formula="of:=[.M10]-[.O10]" office:value-type="float" office:value="0.000000000969976099440828" calcext:value-type="float">
            <text:p>9.70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-0.0000000000000347444078272913" calcext:value-type="float">
            <text:p>-3.47444078272913E-014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0.0000000000000347444078272913" calcext:value-type="float">
            <text:p>3.4744407827291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23]" office:value-type="float" office:value="-0.0000000000000354702565984992" calcext:value-type="float">
            <text:p>-3.54702565984992E-014</text:p>
          </table:table-cell>
          <table:table-cell/>
          <table:table-cell table:formula="of:=[.M11]/[.O11]" office:value-type="float" office:value="0.979536410479799" calcext:value-type="float">
            <text:p>0.9795364105</text:p>
          </table:table-cell>
          <table:table-cell table:formula="of:=[.M11]-[.O11]" office:value-type="float" office:value="7.25848771207899E-016" calcext:value-type="float">
            <text:p>7.26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.463193632902864" calcext:value-type="float">
            <text:p>0.4631936329</text:p>
          </table:table-cell>
          <table:table-cell/>
          <table:table-cell table:formula="of:=[.D12]/[.F12]" office:value-type="float" office:value="0" calcext:value-type="float">
            <text:p>0</text:p>
          </table:table-cell>
          <table:table-cell table:formula="of:=[.D12]-[.F12]" office:value-type="float" office:value="-0.463193632902864" calcext:value-type="float">
            <text:p>-0.463193632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24]" office:value-type="float" office:value="0.463193632907089" calcext:value-type="float">
            <text:p>0.4631936329</text:p>
          </table:table-cell>
          <table:table-cell/>
          <table:table-cell table:formula="of:=[.M12]/[.O12]" office:value-type="float" office:value="0.999999999990878" calcext:value-type="float">
            <text:p>1</text:p>
          </table:table-cell>
          <table:table-cell table:formula="of:=[.M12]-[.O12]" office:value-type="float" office:value="-0.00000000000422500923136226" calcext:value-type="float">
            <text:p>-4.23E-01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2.60100032637869" calcext:value-type="float">
            <text:p>2.6010003264</text:p>
          </table:table-cell>
          <table:table-cell/>
          <table:table-cell table:formula="of:=[.D13]/[.F13]" office:value-type="float" office:value="0" calcext:value-type="float">
            <text:p>0</text:p>
          </table:table-cell>
          <table:table-cell table:formula="of:=[.D13]-[.F13]" office:value-type="float" office:value="-2.60100032637869" calcext:value-type="float">
            <text:p>-2.601000326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25]" office:value-type="float" office:value="2.60100032639454" calcext:value-type="float">
            <text:p>2.6010003264</text:p>
          </table:table-cell>
          <table:table-cell/>
          <table:table-cell table:formula="of:=[.M13]/[.O13]" office:value-type="float" office:value="0.999999999993906" calcext:value-type="float">
            <text:p>1</text:p>
          </table:table-cell>
          <table:table-cell table:formula="of:=[.M13]-[.O13]" office:value-type="float" office:value="-0.0000000000158495438995487" calcext:value-type="float">
            <text:p>-1.58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-1.0523566371197E-015" calcext:value-type="float">
            <text:p>-1.0523566371197E-015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0523566371197E-015" calcext:value-type="float">
            <text:p>1.05235663711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26]" office:value-type="float" office:value="-1.10001246730443E-015" calcext:value-type="float">
            <text:p>-1.10001246730443E-015</text:p>
          </table:table-cell>
          <table:table-cell/>
          <table:table-cell table:formula="of:=[.M14]/[.O14]" office:value-type="float" office:value="0.956677009032897" calcext:value-type="float">
            <text:p>0.956677009</text:p>
          </table:table-cell>
          <table:table-cell table:formula="of:=[.M14]-[.O14]" office:value-type="float" office:value="4.76558301847301E-017" calcext:value-type="float">
            <text:p>4.77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.99999999999999" calcext:value-type="float">
            <text:p>1</text:p>
          </table:table-cell>
          <table:table-cell table:formula="of:=[.M15]-[.O15]" office:value-type="float" office:value="-0.00000000000099475983006414" calcext:value-type="float">
            <text:p>-9.95E-013</text:p>
          </table:table-cell>
          <table:table-cell/>
          <table:table-cell table:style-name="ce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912.771288171152" calcext:value-type="float">
            <text:p>912.7712881712</text:p>
          </table:table-cell>
          <table:table-cell/>
          <table:table-cell table:formula="of:=[.D21]/[.F21]" office:value-type="float" office:value="0" calcext:value-type="float">
            <text:p>0</text:p>
          </table:table-cell>
          <table:table-cell table:formula="of:=[.D21]-[.F21]" office:value-type="float" office:value="-912.771288171152" calcext:value-type="float">
            <text:p>-912.77128817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33]" office:value-type="float" office:value="912.77128817144" calcext:value-type="float">
            <text:p>912.7712881714</text:p>
          </table:table-cell>
          <table:table-cell/>
          <table:table-cell table:formula="of:=[.M21]/[.O21]" office:value-type="float" office:value="0.999999999999965" calcext:value-type="float">
            <text:p>1</text:p>
          </table:table-cell>
          <table:table-cell table:formula="of:=[.M21]-[.O21]" office:value-type="float" office:value="-0.0000000000320596882374957" calcext:value-type="float">
            <text:p>-3.2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3361.36150072725" calcext:value-type="float">
            <text:p>3361.3615007273</text:p>
          </table:table-cell>
          <table:table-cell/>
          <table:table-cell table:formula="of:=[.D22]/[.F22]" office:value-type="float" office:value="0" calcext:value-type="float">
            <text:p>0</text:p>
          </table:table-cell>
          <table:table-cell table:formula="of:=[.D22]-[.F22]" office:value-type="float" office:value="-3361.36150072725" calcext:value-type="float">
            <text:p>-3361.361500727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34]" office:value-type="float" office:value="3361.36150072834" calcext:value-type="float">
            <text:p>3361.3615007283</text:p>
          </table:table-cell>
          <table:table-cell/>
          <table:table-cell table:formula="of:=[.M22]/[.O22]" office:value-type="float" office:value="0.999999999999964" calcext:value-type="float">
            <text:p>1</text:p>
          </table:table-cell>
          <table:table-cell table:formula="of:=[.M22]-[.O22]" office:value-type="float" office:value="-0.000000000120053300634027" calcext:value-type="float">
            <text:p>-1.2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54702565984992" calcext:value-type="float">
            <text:p>-3.54702565984992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54702565984992" calcext:value-type="float">
            <text:p>3.54702565984992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35]" office:value-type="float" office:value="-0.0000000000000362893057740432" calcext:value-type="float">
            <text:p>-3.62893057740432E-014</text:p>
          </table:table-cell>
          <table:table-cell/>
          <table:table-cell table:formula="of:=[.M23]/[.O23]" office:value-type="float" office:value="0.957428285997774" calcext:value-type="float">
            <text:p>0.957428286</text:p>
          </table:table-cell>
          <table:table-cell table:formula="of:=[.M23]-[.O23]" office:value-type="float" office:value="1.5448979467519E-015" calcext:value-type="float">
            <text:p>1.54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.463193632907089" calcext:value-type="float">
            <text:p>0.4631936329</text:p>
          </table:table-cell>
          <table:table-cell/>
          <table:table-cell table:formula="of:=[.D24]/[.F24]" office:value-type="float" office:value="0" calcext:value-type="float">
            <text:p>0</text:p>
          </table:table-cell>
          <table:table-cell table:formula="of:=[.D24]-[.F24]" office:value-type="float" office:value="-0.463193632907089" calcext:value-type="float">
            <text:p>-0.463193632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36]" office:value-type="float" office:value="0.463193632902358" calcext:value-type="float">
            <text:p>0.4631936329</text:p>
          </table:table-cell>
          <table:table-cell/>
          <table:table-cell table:formula="of:=[.M24]/[.O24]" office:value-type="float" office:value="1.00000000000109" calcext:value-type="float">
            <text:p>1</text:p>
          </table:table-cell>
          <table:table-cell table:formula="of:=[.M24]-[.O24]" office:value-type="float" office:value="0.000000000000505984143472915" calcext:value-type="float">
            <text:p>5.06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2.60100032639454" calcext:value-type="float">
            <text:p>2.6010003264</text:p>
          </table:table-cell>
          <table:table-cell/>
          <table:table-cell table:formula="of:=[.D25]/[.F25]" office:value-type="float" office:value="0" calcext:value-type="float">
            <text:p>0</text:p>
          </table:table-cell>
          <table:table-cell table:formula="of:=[.D25]-[.F25]" office:value-type="float" office:value="-2.60100032639454" calcext:value-type="float">
            <text:p>-2.601000326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37]" office:value-type="float" office:value="2.60100032637679" calcext:value-type="float">
            <text:p>2.6010003264</text:p>
          </table:table-cell>
          <table:table-cell/>
          <table:table-cell table:formula="of:=[.M25]/[.O25]" office:value-type="float" office:value="1.00000000000073" calcext:value-type="float">
            <text:p>1</text:p>
          </table:table-cell>
          <table:table-cell table:formula="of:=[.M25]-[.O25]" office:value-type="float" office:value="0.00000000000190025772894842" calcext:value-type="float">
            <text:p>1.90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10001246730443E-015" calcext:value-type="float">
            <text:p>-1.10001246730443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10001246730443E-015" calcext:value-type="float">
            <text:p>1.10001246730443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38]" office:value-type="float" office:value="-1.07755211599188E-015" calcext:value-type="float">
            <text:p>-1.07755211599188E-015</text:p>
          </table:table-cell>
          <table:table-cell/>
          <table:table-cell table:formula="of:=[.M26]/[.O26]" office:value-type="float" office:value="0.976617855880699" calcext:value-type="float">
            <text:p>0.9766178559</text:p>
          </table:table-cell>
          <table:table-cell table:formula="of:=[.M26]-[.O26]" office:value-type="float" office:value="2.51954788721801E-017" calcext:value-type="float">
            <text:p>2.52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27]/[.F27]" office:value-type="float" office:value="0" calcext:value-type="float">
            <text:p>0</text:p>
          </table:table-cell>
          <table:table-cell table:formula="of:=[.D27]-[.F27]" office:value-type="float" office:value="-100.357825162418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912.77128817144" calcext:value-type="float">
            <text:p>912.7712881714</text:p>
          </table:table-cell>
          <table:table-cell/>
          <table:table-cell table:formula="of:=[.D33]/[.F33]" office:value-type="float" office:value="0" calcext:value-type="float">
            <text:p>0</text:p>
          </table:table-cell>
          <table:table-cell table:formula="of:=[.D33]-[.F33]" office:value-type="float" office:value="-912.77128817144" calcext:value-type="float">
            <text:p>-912.77128817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77128817144" calcext:value-type="float">
            <text:p>912.7712881714</text:p>
          </table:table-cell>
          <table:table-cell/>
          <table:table-cell table:style-name="ce4" table:formula="of:=[.F21]" office:value-type="float" office:value="912.771288171152" calcext:value-type="float">
            <text:p>912.7712881712</text:p>
          </table:table-cell>
          <table:table-cell/>
          <table:table-cell table:formula="of:=[.M33]/[.O33]" office:value-type="float" office:value="1.00000000000032" calcext:value-type="float">
            <text:p>1</text:p>
          </table:table-cell>
          <table:table-cell table:formula="of:=[.M33]-[.O33]" office:value-type="float" office:value="0.000000000287968759948853" calcext:value-type="float">
            <text:p>2.88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3361.36150072834" calcext:value-type="float">
            <text:p>3361.3615007283</text:p>
          </table:table-cell>
          <table:table-cell/>
          <table:table-cell table:formula="of:=[.D34]/[.F34]" office:value-type="float" office:value="0" calcext:value-type="float">
            <text:p>0</text:p>
          </table:table-cell>
          <table:table-cell table:formula="of:=[.D34]-[.F34]" office:value-type="float" office:value="-3361.36150072834" calcext:value-type="float">
            <text:p>-3361.361500728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61.36150072834" calcext:value-type="float">
            <text:p>3361.3615007283</text:p>
          </table:table-cell>
          <table:table-cell/>
          <table:table-cell table:style-name="ce4" table:formula="of:=[.F22]" office:value-type="float" office:value="3361.36150072725" calcext:value-type="float">
            <text:p>3361.3615007273</text:p>
          </table:table-cell>
          <table:table-cell/>
          <table:table-cell table:formula="of:=[.M34]/[.O34]" office:value-type="float" office:value="1.00000000000032" calcext:value-type="float">
            <text:p>1</text:p>
          </table:table-cell>
          <table:table-cell table:formula="of:=[.M34]-[.O34]" office:value-type="float" office:value="0.00000000109002940007485" calcext:value-type="float">
            <text:p>1.0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62893057740432" calcext:value-type="float">
            <text:p>-3.62893057740432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62893057740432" calcext:value-type="float">
            <text:p>3.62893057740432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62893057740432" calcext:value-type="float">
            <text:p>-3.62893057740432E-014</text:p>
          </table:table-cell>
          <table:table-cell/>
          <table:table-cell table:style-name="ce4" table:formula="of:=[.F23]" office:value-type="float" office:value="-0.0000000000000354702565984992" calcext:value-type="float">
            <text:p>-3.54702565984992E-014</text:p>
          </table:table-cell>
          <table:table-cell/>
          <table:table-cell table:formula="of:=[.M35]/[.O35]" office:value-type="float" office:value="1.02309115450771" calcext:value-type="float">
            <text:p>1.0230911545</text:p>
          </table:table-cell>
          <table:table-cell table:formula="of:=[.M35]-[.O35]" office:value-type="float" office:value="-8.19049175544003E-016" calcext:value-type="float">
            <text:p>-8.1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.463193632902358" calcext:value-type="float">
            <text:p>0.4631936329</text:p>
          </table:table-cell>
          <table:table-cell/>
          <table:table-cell table:formula="of:=[.D36]/[.F36]" office:value-type="float" office:value="0" calcext:value-type="float">
            <text:p>0</text:p>
          </table:table-cell>
          <table:table-cell table:formula="of:=[.D36]-[.F36]" office:value-type="float" office:value="-0.463193632902358" calcext:value-type="float">
            <text:p>-0.463193632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63193632902358" calcext:value-type="float">
            <text:p>0.4631936329</text:p>
          </table:table-cell>
          <table:table-cell/>
          <table:table-cell table:style-name="ce4" table:formula="of:=[.F24]" office:value-type="float" office:value="0.463193632907089" calcext:value-type="float">
            <text:p>0.4631936329</text:p>
          </table:table-cell>
          <table:table-cell/>
          <table:table-cell table:formula="of:=[.M36]/[.O36]" office:value-type="float" office:value="0.999999999989786" calcext:value-type="float">
            <text:p>1</text:p>
          </table:table-cell>
          <table:table-cell table:formula="of:=[.M36]-[.O36]" office:value-type="float" office:value="-0.00000000000473099337483518" calcext:value-type="float">
            <text:p>-4.73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2.60100032637679" calcext:value-type="float">
            <text:p>2.6010003264</text:p>
          </table:table-cell>
          <table:table-cell/>
          <table:table-cell table:formula="of:=[.D37]/[.F37]" office:value-type="float" office:value="0" calcext:value-type="float">
            <text:p>0</text:p>
          </table:table-cell>
          <table:table-cell table:formula="of:=[.D37]-[.F37]" office:value-type="float" office:value="-2.60100032637679" calcext:value-type="float">
            <text:p>-2.601000326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0100032637679" calcext:value-type="float">
            <text:p>2.6010003264</text:p>
          </table:table-cell>
          <table:table-cell/>
          <table:table-cell table:style-name="ce4" table:formula="of:=[.F25]" office:value-type="float" office:value="2.60100032639454" calcext:value-type="float">
            <text:p>2.6010003264</text:p>
          </table:table-cell>
          <table:table-cell/>
          <table:table-cell table:formula="of:=[.M37]/[.O37]" office:value-type="float" office:value="0.999999999993176" calcext:value-type="float">
            <text:p>1</text:p>
          </table:table-cell>
          <table:table-cell table:formula="of:=[.M37]-[.O37]" office:value-type="float" office:value="-0.0000000000177498016284972" calcext:value-type="float">
            <text:p>-1.77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7755211599188E-015" calcext:value-type="float">
            <text:p>-1.07755211599188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7755211599188E-015" calcext:value-type="float">
            <text:p>1.07755211599188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1.07755211599188E-015" calcext:value-type="float">
            <text:p>-1.07755211599188E-015</text:p>
          </table:table-cell>
          <table:table-cell/>
          <table:table-cell table:style-name="ce4" table:formula="of:=[.F26]" office:value-type="float" office:value="-1.10001246730443E-015" calcext:value-type="float">
            <text:p>-1.10001246730443E-015</text:p>
          </table:table-cell>
          <table:table-cell/>
          <table:table-cell table:formula="of:=[.M38]/[.O38]" office:value-type="float" office:value="0.979581730225668" calcext:value-type="float">
            <text:p>0.9795817302</text:p>
          </table:table-cell>
          <table:table-cell table:formula="of:=[.M38]-[.O38]" office:value-type="float" office:value="2.24603513125501E-017" calcext:value-type="float">
            <text:p>2.2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0" calcext:value-type="float">
            <text:p>0</text:p>
          </table:table-cell>
          <table:table-cell table:formula="of:=[.D39]-[.F39]" office:value-type="float" office:value="-100.357825162418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1" calcext:value-type="float">
            <text:p>15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912.771288171421" calcext:value-type="float">
            <text:p>912.7712881714</text:p>
          </table:table-cell>
          <table:table-cell/>
          <table:table-cell table:formula="of:=[.D45]/[.F45]" office:value-type="float" office:value="0" calcext:value-type="float">
            <text:p>0</text:p>
          </table:table-cell>
          <table:table-cell table:formula="of:=[.D45]-[.F45]" office:value-type="float" office:value="-912.771288171421" calcext:value-type="float">
            <text:p>-912.77128817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45]" office:value-type="float" office:value="912.771288171421" calcext:value-type="float">
            <text:p>912.7712881714</text:p>
          </table:table-cell>
          <table:table-cell/>
          <table:table-cell table:formula="of:=[.M45]/[.O45]" office:value-type="float" office:value="0.999999999999986" calcext:value-type="float">
            <text:p>1</text:p>
          </table:table-cell>
          <table:table-cell table:formula="of:=[.M45]-[.O45]" office:value-type="float" office:value="-0.0000000000130739863379858" calcext:value-type="float">
            <text:p>-1.3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3361.36150072826" calcext:value-type="float">
            <text:p>3361.3615007283</text:p>
          </table:table-cell>
          <table:table-cell/>
          <table:table-cell table:formula="of:=[.D46]/[.F46]" office:value-type="float" office:value="0" calcext:value-type="float">
            <text:p>0</text:p>
          </table:table-cell>
          <table:table-cell table:formula="of:=[.D46]-[.F46]" office:value-type="float" office:value="-3361.36150072826" calcext:value-type="float">
            <text:p>-3361.361500728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46]" office:value-type="float" office:value="3361.36150072826" calcext:value-type="float">
            <text:p>3361.3615007283</text:p>
          </table:table-cell>
          <table:table-cell/>
          <table:table-cell table:formula="of:=[.M46]/[.O46]" office:value-type="float" office:value="0.999999999999988" calcext:value-type="float">
            <text:p>1</text:p>
          </table:table-cell>
          <table:table-cell table:formula="of:=[.M46]-[.O46]" office:value-type="float" office:value="-0.0000000000400177668780088" calcext:value-type="float">
            <text:p>-4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10474866294108" calcext:value-type="float">
            <text:p>-3.10474866294108E-014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0.0000000000000310474866294108" calcext:value-type="float">
            <text:p>3.10474866294108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47]" office:value-type="float" office:value="-0.0000000000000310474866294108" calcext:value-type="float">
            <text:p>-3.10474866294108E-014</text:p>
          </table:table-cell>
          <table:table-cell/>
          <table:table-cell table:formula="of:=[.M47]/[.O47]" office:value-type="float" office:value="1.11907312311646" calcext:value-type="float">
            <text:p>1.1190731231</text:p>
          </table:table-cell>
          <table:table-cell table:formula="of:=[.M47]-[.O47]" office:value-type="float" office:value="-3.6969211978805E-015" calcext:value-type="float">
            <text:p>-3.7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.463193632902669" calcext:value-type="float">
            <text:p>0.4631936329</text:p>
          </table:table-cell>
          <table:table-cell/>
          <table:table-cell table:formula="of:=[.D48]/[.F48]" office:value-type="float" office:value="0" calcext:value-type="float">
            <text:p>0</text:p>
          </table:table-cell>
          <table:table-cell table:formula="of:=[.D48]-[.F48]" office:value-type="float" office:value="-0.463193632902669" calcext:value-type="float">
            <text:p>-0.463193632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48]" office:value-type="float" office:value="0.463193632902669" calcext:value-type="float">
            <text:p>0.4631936329</text:p>
          </table:table-cell>
          <table:table-cell/>
          <table:table-cell table:formula="of:=[.M48]/[.O48]" office:value-type="float" office:value="1.00000000000042" calcext:value-type="float">
            <text:p>1</text:p>
          </table:table-cell>
          <table:table-cell table:formula="of:=[.M48]-[.O48]" office:value-type="float" office:value="0.000000000000195010674275409" calcext:value-type="float">
            <text:p>1.9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2.60100032637795" calcext:value-type="float">
            <text:p>2.6010003264</text:p>
          </table:table-cell>
          <table:table-cell/>
          <table:table-cell table:formula="of:=[.D49]/[.F49]" office:value-type="float" office:value="0" calcext:value-type="float">
            <text:p>0</text:p>
          </table:table-cell>
          <table:table-cell table:formula="of:=[.D49]-[.F49]" office:value-type="float" office:value="-2.60100032637795" calcext:value-type="float">
            <text:p>-2.601000326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49]" office:value-type="float" office:value="2.60100032637795" calcext:value-type="float">
            <text:p>2.6010003264</text:p>
          </table:table-cell>
          <table:table-cell/>
          <table:table-cell table:formula="of:=[.M49]/[.O49]" office:value-type="float" office:value="1.00000000000028" calcext:value-type="float">
            <text:p>1</text:p>
          </table:table-cell>
          <table:table-cell table:formula="of:=[.M49]-[.O49]" office:value-type="float" office:value="0.000000000000740296712820054" calcext:value-type="float">
            <text:p>7.4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9.65752728726442E-016" calcext:value-type="float">
            <text:p>-9.65752728726442E-016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9.65752728726442E-016" calcext:value-type="float">
            <text:p>9.65752728726442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50]" office:value-type="float" office:value="-9.65752728726442E-016" calcext:value-type="float">
            <text:p>-9.65752728726442E-016</text:p>
          </table:table-cell>
          <table:table-cell/>
          <table:table-cell table:formula="of:=[.M50]/[.O50]" office:value-type="float" office:value="1.08967503359526" calcext:value-type="float">
            <text:p>1.0896750336</text:p>
          </table:table-cell>
          <table:table-cell table:formula="of:=[.M50]-[.O50]" office:value-type="float" office:value="-8.66039083932581E-017" calcext:value-type="float">
            <text:p>-8.6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0" calcext:value-type="float">
            <text:p>0</text:p>
          </table:table-cell>
          <table:table-cell table:formula="of:=[.D51]-[.F51]" office:value-type="float" office:value="-100.357825162419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1421" calcext:value-type="float">
            <text:p>912.7712881714</text:p>
          </table:table-cell>
          <table:table-cell/>
          <table:table-cell table:style-name="ce4" table:formula="of:=[.F33]" office:value-type="float" office:value="912.77128817144" calcext:value-type="float">
            <text:p>912.7712881714</text:p>
          </table:table-cell>
          <table:table-cell/>
          <table:table-cell table:formula="of:=[.M57]/[.O57]" office:value-type="float" office:value="0.999999999999979" calcext:value-type="float">
            <text:p>1</text:p>
          </table:table-cell>
          <table:table-cell table:formula="of:=[.M57]-[.O57]" office:value-type="float" office:value="-0.0000000000189857018995099" calcext:value-type="float">
            <text:p>-1.9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2826" calcext:value-type="float">
            <text:p>3361.3615007283</text:p>
          </table:table-cell>
          <table:table-cell/>
          <table:table-cell table:style-name="ce4" table:formula="of:=[.F34]" office:value-type="float" office:value="3361.36150072834" calcext:value-type="float">
            <text:p>3361.3615007283</text:p>
          </table:table-cell>
          <table:table-cell/>
          <table:table-cell table:formula="of:=[.M58]/[.O58]" office:value-type="float" office:value="0.999999999999976" calcext:value-type="float">
            <text:p>1</text:p>
          </table:table-cell>
          <table:table-cell table:formula="of:=[.M58]-[.O58]" office:value-type="float" office:value="-0.0000000000800355337560177" calcext:value-type="float">
            <text:p>-8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310474866294108" calcext:value-type="float">
            <text:p>-3.10474866294108E-014</text:p>
          </table:table-cell>
          <table:table-cell/>
          <table:table-cell table:style-name="ce4" table:formula="of:=[.F35]" office:value-type="float" office:value="-0.0000000000000362893057740432" calcext:value-type="float">
            <text:p>-3.62893057740432E-014</text:p>
          </table:table-cell>
          <table:table-cell/>
          <table:table-cell table:formula="of:=[.M59]/[.O59]" office:value-type="float" office:value="0.855554714182994" calcext:value-type="float">
            <text:p>0.8555547142</text:p>
          </table:table-cell>
          <table:table-cell table:formula="of:=[.M59]-[.O59]" office:value-type="float" office:value="5.2418191446324E-015" calcext:value-type="float">
            <text:p>5.24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902669" calcext:value-type="float">
            <text:p>0.4631936329</text:p>
          </table:table-cell>
          <table:table-cell/>
          <table:table-cell table:style-name="ce4" table:formula="of:=[.F36]" office:value-type="float" office:value="0.463193632902358" calcext:value-type="float">
            <text:p>0.4631936329</text:p>
          </table:table-cell>
          <table:table-cell/>
          <table:table-cell table:formula="of:=[.M60]/[.O60]" office:value-type="float" office:value="1.00000000000067" calcext:value-type="float">
            <text:p>1</text:p>
          </table:table-cell>
          <table:table-cell table:formula="of:=[.M60]-[.O60]" office:value-type="float" office:value="0.000000000000310973469197506" calcext:value-type="float">
            <text:p>3.11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7795" calcext:value-type="float">
            <text:p>2.6010003264</text:p>
          </table:table-cell>
          <table:table-cell/>
          <table:table-cell table:style-name="ce4" table:formula="of:=[.F37]" office:value-type="float" office:value="2.60100032637679" calcext:value-type="float">
            <text:p>2.6010003264</text:p>
          </table:table-cell>
          <table:table-cell/>
          <table:table-cell table:formula="of:=[.M61]/[.O61]" office:value-type="float" office:value="1.00000000000045" calcext:value-type="float">
            <text:p>1</text:p>
          </table:table-cell>
          <table:table-cell table:formula="of:=[.M61]-[.O61]" office:value-type="float" office:value="0.00000000000115996101612836" calcext:value-type="float">
            <text:p>1.16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65752728726442E-016" calcext:value-type="float">
            <text:p>-9.65752728726442E-016</text:p>
          </table:table-cell>
          <table:table-cell/>
          <table:table-cell table:style-name="ce4" table:formula="of:=[.F38]" office:value-type="float" office:value="-1.07755211599188E-015" calcext:value-type="float">
            <text:p>-1.07755211599188E-015</text:p>
          </table:table-cell>
          <table:table-cell/>
          <table:table-cell table:formula="of:=[.M62]/[.O62]" office:value-type="float" office:value="0.896246886246864" calcext:value-type="float">
            <text:p>0.8962468862</text:p>
          </table:table-cell>
          <table:table-cell table:formula="of:=[.M62]-[.O62]" office:value-type="float" office:value="1.11799387265438E-016" calcext:value-type="float">
            <text:p>1.12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1421" calcext:value-type="float">
            <text:p>912.7712881714</text:p>
          </table:table-cell>
          <table:table-cell/>
          <table:table-cell table:style-name="ce4" table:formula="of:=[.F21]" office:value-type="float" office:value="912.771288171152" calcext:value-type="float">
            <text:p>912.7712881712</text:p>
          </table:table-cell>
          <table:table-cell/>
          <table:table-cell table:formula="of:=[.M69]/[.O69]" office:value-type="float" office:value="1.00000000000029" calcext:value-type="float">
            <text:p>1</text:p>
          </table:table-cell>
          <table:table-cell table:formula="of:=[.M69]-[.O69]" office:value-type="float" office:value="0.000000000268983058049344" calcext:value-type="float">
            <text:p>2.69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2826" calcext:value-type="float">
            <text:p>3361.3615007283</text:p>
          </table:table-cell>
          <table:table-cell/>
          <table:table-cell table:style-name="ce4" table:formula="of:=[.F22]" office:value-type="float" office:value="3361.36150072725" calcext:value-type="float">
            <text:p>3361.3615007273</text:p>
          </table:table-cell>
          <table:table-cell/>
          <table:table-cell table:formula="of:=[.M70]/[.O70]" office:value-type="float" office:value="1.0000000000003" calcext:value-type="float">
            <text:p>1</text:p>
          </table:table-cell>
          <table:table-cell table:formula="of:=[.M70]-[.O70]" office:value-type="float" office:value="0.00000000100999386631884" calcext:value-type="float">
            <text:p>1.0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310474866294108" calcext:value-type="float">
            <text:p>-3.10474866294108E-014</text:p>
          </table:table-cell>
          <table:table-cell/>
          <table:table-cell table:style-name="ce4" table:formula="of:=[.F23]" office:value-type="float" office:value="-0.0000000000000354702565984992" calcext:value-type="float">
            <text:p>-3.54702565984992E-014</text:p>
          </table:table-cell>
          <table:table-cell/>
          <table:table-cell table:formula="of:=[.M71]/[.O71]" office:value-type="float" office:value="0.875310460277992" calcext:value-type="float">
            <text:p>0.8753104603</text:p>
          </table:table-cell>
          <table:table-cell table:formula="of:=[.M71]-[.O71]" office:value-type="float" office:value="4.4227699690884E-015" calcext:value-type="float">
            <text:p>4.4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902669" calcext:value-type="float">
            <text:p>0.4631936329</text:p>
          </table:table-cell>
          <table:table-cell/>
          <table:table-cell table:style-name="ce4" table:formula="of:=[.F24]" office:value-type="float" office:value="0.463193632907089" calcext:value-type="float">
            <text:p>0.4631936329</text:p>
          </table:table-cell>
          <table:table-cell/>
          <table:table-cell table:formula="of:=[.M72]/[.O72]" office:value-type="float" office:value="0.999999999990457" calcext:value-type="float">
            <text:p>1</text:p>
          </table:table-cell>
          <table:table-cell table:formula="of:=[.M72]-[.O72]" office:value-type="float" office:value="-0.00000000000442001990563767" calcext:value-type="float">
            <text:p>-4.42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7795" calcext:value-type="float">
            <text:p>2.6010003264</text:p>
          </table:table-cell>
          <table:table-cell/>
          <table:table-cell table:style-name="ce4" table:formula="of:=[.F25]" office:value-type="float" office:value="2.60100032639454" calcext:value-type="float">
            <text:p>2.6010003264</text:p>
          </table:table-cell>
          <table:table-cell/>
          <table:table-cell table:formula="of:=[.M73]/[.O73]" office:value-type="float" office:value="0.999999999993622" calcext:value-type="float">
            <text:p>1</text:p>
          </table:table-cell>
          <table:table-cell table:formula="of:=[.M73]-[.O73]" office:value-type="float" office:value="-0.0000000000165898406123688" calcext:value-type="float">
            <text:p>-1.66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65752728726442E-016" calcext:value-type="float">
            <text:p>-9.65752728726442E-016</text:p>
          </table:table-cell>
          <table:table-cell/>
          <table:table-cell table:style-name="ce4" table:formula="of:=[.F26]" office:value-type="float" office:value="-1.10001246730443E-015" calcext:value-type="float">
            <text:p>-1.10001246730443E-015</text:p>
          </table:table-cell>
          <table:table-cell/>
          <table:table-cell table:formula="of:=[.M74]/[.O74]" office:value-type="float" office:value="0.87794707553907" calcext:value-type="float">
            <text:p>0.8779470755</text:p>
          </table:table-cell>
          <table:table-cell table:formula="of:=[.M74]-[.O74]" office:value-type="float" office:value="1.34259738577988E-016" calcext:value-type="float">
            <text:p>1.34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912.771288171408" calcext:value-type="float">
            <text:p>912.7712881714</text:p>
          </table:table-cell>
          <table:table-cell/>
          <table:table-cell table:formula="of:=[.D9]/[.F9]" office:value-type="float" office:value="0" calcext:value-type="float">
            <text:p>0</text:p>
          </table:table-cell>
          <table:table-cell table:formula="of:=[.D9]-[.F9]" office:value-type="float" office:value="-912.771288171408" calcext:value-type="float">
            <text:p>-912.77128817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21]" office:value-type="float" office:value="912.771288171397" calcext:value-type="float">
            <text:p>912.7712881714</text:p>
          </table:table-cell>
          <table:table-cell/>
          <table:table-cell table:formula="of:=[.M9]/[.O9]" office:value-type="float" office:value="1.00000000000001" calcext:value-type="float">
            <text:p>1</text:p>
          </table:table-cell>
          <table:table-cell table:formula="of:=[.M9]-[.O9]" office:value-type="float" office:value="0.0000000000109139364212751" calcext:value-type="float">
            <text:p>1.09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3361.36150072822" calcext:value-type="float">
            <text:p>3361.3615007282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3361.36150072822" calcext:value-type="float">
            <text:p>-3361.361500728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22]" office:value-type="float" office:value="3361.36150072817" calcext:value-type="float">
            <text:p>3361.3615007282</text:p>
          </table:table-cell>
          <table:table-cell/>
          <table:table-cell table:formula="of:=[.M10]/[.O10]" office:value-type="float" office:value="1.00000000000001" calcext:value-type="float">
            <text:p>1</text:p>
          </table:table-cell>
          <table:table-cell table:formula="of:=[.M10]-[.O10]" office:value-type="float" office:value="0.0000000000500222085975111" calcext:value-type="float">
            <text:p>5.00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-0.0000000000000347444078272913" calcext:value-type="float">
            <text:p>-3.47444078272913E-014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0.0000000000000347444078272913" calcext:value-type="float">
            <text:p>3.4744407827291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23]" office:value-type="float" office:value="-0.0000000000000351901855483177" calcext:value-type="float">
            <text:p>-3.51901855483177E-014</text:p>
          </table:table-cell>
          <table:table-cell/>
          <table:table-cell table:formula="of:=[.M11]/[.O11]" office:value-type="float" office:value="0.987332328202296" calcext:value-type="float">
            <text:p>0.9873323282</text:p>
          </table:table-cell>
          <table:table-cell table:formula="of:=[.M11]-[.O11]" office:value-type="float" office:value="4.457777210264E-016" calcext:value-type="float">
            <text:p>4.46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0.463193632902864" calcext:value-type="float">
            <text:p>0.4631936329</text:p>
          </table:table-cell>
          <table:table-cell/>
          <table:table-cell table:formula="of:=[.D12]/[.F12]" office:value-type="float" office:value="0" calcext:value-type="float">
            <text:p>0</text:p>
          </table:table-cell>
          <table:table-cell table:formula="of:=[.D12]-[.F12]" office:value-type="float" office:value="-0.463193632902864" calcext:value-type="float">
            <text:p>-0.463193632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24]" office:value-type="float" office:value="0.463193632903066" calcext:value-type="float">
            <text:p>0.4631936329</text:p>
          </table:table-cell>
          <table:table-cell/>
          <table:table-cell table:formula="of:=[.M12]/[.O12]" office:value-type="float" office:value="0.999999999999564" calcext:value-type="float">
            <text:p>1</text:p>
          </table:table-cell>
          <table:table-cell table:formula="of:=[.M12]-[.O12]" office:value-type="float" office:value="-0.000000000000202005079330547" calcext:value-type="float">
            <text:p>-2.02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2.60100032637869" calcext:value-type="float">
            <text:p>2.6010003264</text:p>
          </table:table-cell>
          <table:table-cell/>
          <table:table-cell table:formula="of:=[.D13]/[.F13]" office:value-type="float" office:value="0" calcext:value-type="float">
            <text:p>0</text:p>
          </table:table-cell>
          <table:table-cell table:formula="of:=[.D13]-[.F13]" office:value-type="float" office:value="-2.60100032637869" calcext:value-type="float">
            <text:p>-2.601000326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25]" office:value-type="float" office:value="2.60100032637945" calcext:value-type="float">
            <text:p>2.6010003264</text:p>
          </table:table-cell>
          <table:table-cell/>
          <table:table-cell table:formula="of:=[.M13]/[.O13]" office:value-type="float" office:value="0.999999999999708" calcext:value-type="float">
            <text:p>1</text:p>
          </table:table-cell>
          <table:table-cell table:formula="of:=[.M13]-[.O13]" office:value-type="float" office:value="-0.000000000000759836638053457" calcext:value-type="float">
            <text:p>-7.60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-1.0523566371197E-015" calcext:value-type="float">
            <text:p>-1.0523566371197E-015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0523566371197E-015" calcext:value-type="float">
            <text:p>1.05235663711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26]" office:value-type="float" office:value="-1.06762250308024E-015" calcext:value-type="float">
            <text:p>-1.06762250308024E-015</text:p>
          </table:table-cell>
          <table:table-cell/>
          <table:table-cell table:formula="of:=[.M14]/[.O14]" office:value-type="float" office:value="0.985701063890564" calcext:value-type="float">
            <text:p>0.9857010639</text:p>
          </table:table-cell>
          <table:table-cell table:formula="of:=[.M14]-[.O14]" office:value-type="float" office:value="1.526586596054E-017" calcext:value-type="float">
            <text:p>1.5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912.771288171397" calcext:value-type="float">
            <text:p>912.7712881714</text:p>
          </table:table-cell>
          <table:table-cell/>
          <table:table-cell table:formula="of:=[.D21]/[.F21]" office:value-type="float" office:value="0" calcext:value-type="float">
            <text:p>0</text:p>
          </table:table-cell>
          <table:table-cell table:formula="of:=[.D21]-[.F21]" office:value-type="float" office:value="-912.771288171397" calcext:value-type="float">
            <text:p>-912.77128817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33]" office:value-type="float" office:value="912.771288171423" calcext:value-type="float">
            <text:p>912.7712881714</text:p>
          </table:table-cell>
          <table:table-cell/>
          <table:table-cell table:formula="of:=[.M21]/[.O21]" office:value-type="float" office:value="0.999999999999984" calcext:value-type="float">
            <text:p>1</text:p>
          </table:table-cell>
          <table:table-cell table:formula="of:=[.M21]-[.O21]" office:value-type="float" office:value="-0.0000000000150066625792533" calcext:value-type="float">
            <text:p>-1.5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3361.36150072817" calcext:value-type="float">
            <text:p>3361.3615007282</text:p>
          </table:table-cell>
          <table:table-cell/>
          <table:table-cell table:formula="of:=[.D22]/[.F22]" office:value-type="float" office:value="0" calcext:value-type="float">
            <text:p>0</text:p>
          </table:table-cell>
          <table:table-cell table:formula="of:=[.D22]-[.F22]" office:value-type="float" office:value="-3361.36150072817" calcext:value-type="float">
            <text:p>-3361.361500728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34]" office:value-type="float" office:value="3361.36150072827" calcext:value-type="float">
            <text:p>3361.3615007283</text:p>
          </table:table-cell>
          <table:table-cell/>
          <table:table-cell table:formula="of:=[.M22]/[.O22]" office:value-type="float" office:value="0.999999999999985" calcext:value-type="float">
            <text:p>1</text:p>
          </table:table-cell>
          <table:table-cell table:formula="of:=[.M22]-[.O22]" office:value-type="float" office:value="-0.0000000000500222085975111" calcext:value-type="float">
            <text:p>-5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51901855483177" calcext:value-type="float">
            <text:p>-3.51901855483177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51901855483177" calcext:value-type="float">
            <text:p>3.51901855483177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35]" office:value-type="float" office:value="-0.0000000000000347039419700114" calcext:value-type="float">
            <text:p>-3.47039419700114E-014</text:p>
          </table:table-cell>
          <table:table-cell/>
          <table:table-cell table:formula="of:=[.M23]/[.O23]" office:value-type="float" office:value="1.00116603057125" calcext:value-type="float">
            <text:p>1.0011660306</text:p>
          </table:table-cell>
          <table:table-cell table:formula="of:=[.M23]-[.O23]" office:value-type="float" office:value="-4.04658572799007E-017" calcext:value-type="float">
            <text:p>-4.0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.463193632903066" calcext:value-type="float">
            <text:p>0.4631936329</text:p>
          </table:table-cell>
          <table:table-cell/>
          <table:table-cell table:formula="of:=[.D24]/[.F24]" office:value-type="float" office:value="0" calcext:value-type="float">
            <text:p>0</text:p>
          </table:table-cell>
          <table:table-cell table:formula="of:=[.D24]-[.F24]" office:value-type="float" office:value="-0.463193632903066" calcext:value-type="float">
            <text:p>-0.463193632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36]" office:value-type="float" office:value="0.463193632902619" calcext:value-type="float">
            <text:p>0.4631936329</text:p>
          </table:table-cell>
          <table:table-cell/>
          <table:table-cell table:formula="of:=[.M24]/[.O24]" office:value-type="float" office:value="1.00000000000053" calcext:value-type="float">
            <text:p>1</text:p>
          </table:table-cell>
          <table:table-cell table:formula="of:=[.M24]-[.O24]" office:value-type="float" office:value="0.000000000000244970710383541" calcext:value-type="float">
            <text:p>2.4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2.60100032637945" calcext:value-type="float">
            <text:p>2.6010003264</text:p>
          </table:table-cell>
          <table:table-cell/>
          <table:table-cell table:formula="of:=[.D25]/[.F25]" office:value-type="float" office:value="0" calcext:value-type="float">
            <text:p>0</text:p>
          </table:table-cell>
          <table:table-cell table:formula="of:=[.D25]-[.F25]" office:value-type="float" office:value="-2.60100032637945" calcext:value-type="float">
            <text:p>-2.601000326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37]" office:value-type="float" office:value="2.60100032637777" calcext:value-type="float">
            <text:p>2.6010003264</text:p>
          </table:table-cell>
          <table:table-cell/>
          <table:table-cell table:formula="of:=[.M25]/[.O25]" office:value-type="float" office:value="1.00000000000035" calcext:value-type="float">
            <text:p>1</text:p>
          </table:table-cell>
          <table:table-cell table:formula="of:=[.M25]-[.O25]" office:value-type="float" office:value="0.00000000000092015284280933" calcext:value-type="float">
            <text:p>9.2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6762250308024E-015" calcext:value-type="float">
            <text:p>-1.06762250308024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6762250308024E-015" calcext:value-type="float">
            <text:p>1.06762250308024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38]" office:value-type="float" office:value="-1.0603439209132E-015" calcext:value-type="float">
            <text:p>-1.0603439209132E-015</text:p>
          </table:table-cell>
          <table:table-cell/>
          <table:table-cell table:formula="of:=[.M26]/[.O26]" office:value-type="float" office:value="0.992467270631758" calcext:value-type="float">
            <text:p>0.9924672706</text:p>
          </table:table-cell>
          <table:table-cell table:formula="of:=[.M26]-[.O26]" office:value-type="float" office:value="7.98728379350001E-018" calcext:value-type="float">
            <text:p>7.99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0" calcext:value-type="float">
            <text:p>0</text:p>
          </table:table-cell>
          <table:table-cell table:formula="of:=[.D27]-[.F27]" office:value-type="float" office:value="-100.357825162419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912.771288171423" calcext:value-type="float">
            <text:p>912.7712881714</text:p>
          </table:table-cell>
          <table:table-cell/>
          <table:table-cell table:formula="of:=[.D33]/[.F33]" office:value-type="float" office:value="0" calcext:value-type="float">
            <text:p>0</text:p>
          </table:table-cell>
          <table:table-cell table:formula="of:=[.D33]-[.F33]" office:value-type="float" office:value="-912.771288171423" calcext:value-type="float">
            <text:p>-912.77128817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771288171423" calcext:value-type="float">
            <text:p>912.7712881714</text:p>
          </table:table-cell>
          <table:table-cell/>
          <table:table-cell table:style-name="ce4" table:formula="of:=[.F21]" office:value-type="float" office:value="912.771288171397" calcext:value-type="float">
            <text:p>912.7712881714</text:p>
          </table:table-cell>
          <table:table-cell/>
          <table:table-cell table:formula="of:=[.M33]/[.O33]" office:value-type="float" office:value="1.00000000000003" calcext:value-type="float">
            <text:p>1</text:p>
          </table:table-cell>
          <table:table-cell table:formula="of:=[.M33]-[.O33]" office:value-type="float" office:value="0.0000000000259205990005285" calcext:value-type="float">
            <text:p>2.59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3361.36150072827" calcext:value-type="float">
            <text:p>3361.3615007283</text:p>
          </table:table-cell>
          <table:table-cell/>
          <table:table-cell table:formula="of:=[.D34]/[.F34]" office:value-type="float" office:value="0" calcext:value-type="float">
            <text:p>0</text:p>
          </table:table-cell>
          <table:table-cell table:formula="of:=[.D34]-[.F34]" office:value-type="float" office:value="-3361.36150072827" calcext:value-type="float">
            <text:p>-3361.361500728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61.36150072827" calcext:value-type="float">
            <text:p>3361.3615007283</text:p>
          </table:table-cell>
          <table:table-cell/>
          <table:table-cell table:style-name="ce4" table:formula="of:=[.F22]" office:value-type="float" office:value="3361.36150072817" calcext:value-type="float">
            <text:p>3361.3615007282</text:p>
          </table:table-cell>
          <table:table-cell/>
          <table:table-cell table:formula="of:=[.M34]/[.O34]" office:value-type="float" office:value="1.00000000000003" calcext:value-type="float">
            <text:p>1</text:p>
          </table:table-cell>
          <table:table-cell table:formula="of:=[.M34]-[.O34]" office:value-type="float" office:value="0.000000000100044417195022" calcext:value-type="float">
            <text:p>1.0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47039419700114" calcext:value-type="float">
            <text:p>-3.47039419700114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47039419700114" calcext:value-type="float">
            <text:p>3.47039419700114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47039419700114" calcext:value-type="float">
            <text:p>-3.47039419700114E-014</text:p>
          </table:table-cell>
          <table:table-cell/>
          <table:table-cell table:style-name="ce4" table:formula="of:=[.F23]" office:value-type="float" office:value="-0.0000000000000351901855483177" calcext:value-type="float">
            <text:p>-3.51901855483177E-014</text:p>
          </table:table-cell>
          <table:table-cell/>
          <table:table-cell table:formula="of:=[.M35]/[.O35]" office:value-type="float" office:value="0.986182409364149" calcext:value-type="float">
            <text:p>0.9861824094</text:p>
          </table:table-cell>
          <table:table-cell table:formula="of:=[.M35]-[.O35]" office:value-type="float" office:value="4.86243578306301E-016" calcext:value-type="float">
            <text:p>4.86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.463193632902619" calcext:value-type="float">
            <text:p>0.4631936329</text:p>
          </table:table-cell>
          <table:table-cell/>
          <table:table-cell table:formula="of:=[.D36]/[.F36]" office:value-type="float" office:value="0" calcext:value-type="float">
            <text:p>0</text:p>
          </table:table-cell>
          <table:table-cell table:formula="of:=[.D36]-[.F36]" office:value-type="float" office:value="-0.463193632902619" calcext:value-type="float">
            <text:p>-0.463193632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63193632902619" calcext:value-type="float">
            <text:p>0.4631936329</text:p>
          </table:table-cell>
          <table:table-cell/>
          <table:table-cell table:style-name="ce4" table:formula="of:=[.F24]" office:value-type="float" office:value="0.463193632903066" calcext:value-type="float">
            <text:p>0.4631936329</text:p>
          </table:table-cell>
          <table:table-cell/>
          <table:table-cell table:formula="of:=[.M36]/[.O36]" office:value-type="float" office:value="0.999999999999035" calcext:value-type="float">
            <text:p>1</text:p>
          </table:table-cell>
          <table:table-cell table:formula="of:=[.M36]-[.O36]" office:value-type="float" office:value="-0.000000000000446975789714088" calcext:value-type="float">
            <text:p>-4.4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2.60100032637777" calcext:value-type="float">
            <text:p>2.6010003264</text:p>
          </table:table-cell>
          <table:table-cell/>
          <table:table-cell table:formula="of:=[.D37]/[.F37]" office:value-type="float" office:value="0" calcext:value-type="float">
            <text:p>0</text:p>
          </table:table-cell>
          <table:table-cell table:formula="of:=[.D37]-[.F37]" office:value-type="float" office:value="-2.60100032637777" calcext:value-type="float">
            <text:p>-2.601000326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0100032637777" calcext:value-type="float">
            <text:p>2.6010003264</text:p>
          </table:table-cell>
          <table:table-cell/>
          <table:table-cell table:style-name="ce4" table:formula="of:=[.F25]" office:value-type="float" office:value="2.60100032637945" calcext:value-type="float">
            <text:p>2.6010003264</text:p>
          </table:table-cell>
          <table:table-cell/>
          <table:table-cell table:formula="of:=[.M37]/[.O37]" office:value-type="float" office:value="0.999999999999354" calcext:value-type="float">
            <text:p>1</text:p>
          </table:table-cell>
          <table:table-cell table:formula="of:=[.M37]-[.O37]" office:value-type="float" office:value="-0.00000000000167998948086279" calcext:value-type="float">
            <text:p>-1.68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603439209132E-015" calcext:value-type="float">
            <text:p>-1.0603439209132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603439209132E-015" calcext:value-type="float">
            <text:p>1.060343920913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1.0603439209132E-015" calcext:value-type="float">
            <text:p>-1.0603439209132E-015</text:p>
          </table:table-cell>
          <table:table-cell/>
          <table:table-cell table:style-name="ce4" table:formula="of:=[.F26]" office:value-type="float" office:value="-1.06762250308024E-015" calcext:value-type="float">
            <text:p>-1.06762250308024E-015</text:p>
          </table:table-cell>
          <table:table-cell/>
          <table:table-cell table:formula="of:=[.M38]/[.O38]" office:value-type="float" office:value="0.993182438412416" calcext:value-type="float">
            <text:p>0.9931824384</text:p>
          </table:table-cell>
          <table:table-cell table:formula="of:=[.M38]-[.O38]" office:value-type="float" office:value="7.27858216704001E-018" calcext:value-type="float">
            <text:p>7.28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0" calcext:value-type="float">
            <text:p>0</text:p>
          </table:table-cell>
          <table:table-cell table:formula="of:=[.D39]-[.F39]" office:value-type="float" office:value="-100.357825162418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7" calcext:value-type="float">
            <text:p>237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912.771288171408" calcext:value-type="float">
            <text:p>9.1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3361.36150072822" calcext:value-type="float">
            <text:p>3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-0.0000000000000347444078272913" calcext:value-type="float">
            <text:p>-3.47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.463193632902864" calcext:value-type="float">
            <text:p>4.6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2.60100032637869" calcext:value-type="float">
            <text:p>2.6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-1.0523566371197E-015" calcext:value-type="float">
            <text:p>-1.0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12.771288171423" calcext:value-type="float">
            <text:p>912.7712881714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912.771288171423" calcext:value-type="float">
            <text:p>-9.1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361.36150072827" calcext:value-type="float">
            <text:p>3361.3615007283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361.36150072827" calcext:value-type="float">
            <text:p>-3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00000347039419700114" calcext:value-type="float">
            <text:p>-3.47039419700114E-014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0000000347039419700114" calcext:value-type="float">
            <text:p>3.47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463193632902619" calcext:value-type="float">
            <text:p>0.4631936329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0.463193632902619" calcext:value-type="float">
            <text:p>-4.6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0100032637777" calcext:value-type="float">
            <text:p>2.6010003264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60100032637777" calcext:value-type="float">
            <text:p>-2.6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1.0603439209132E-015" calcext:value-type="float">
            <text:p>-1.0603439209132E-015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1.0603439209132E-015" calcext:value-type="float">
            <text:p>1.06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12.771288171397" calcext:value-type="float">
            <text:p>912.7712881714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912.771288171397" calcext:value-type="float">
            <text:p>-9.1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61.36150072817" calcext:value-type="float">
            <text:p>3361.361500728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361.36150072817" calcext:value-type="float">
            <text:p>-3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351901855483177" calcext:value-type="float">
            <text:p>-3.51901855483177E-014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000351901855483177" calcext:value-type="float">
            <text:p>3.52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463193632903066" calcext:value-type="float">
            <text:p>0.4631936329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463193632903066" calcext:value-type="float">
            <text:p>-4.6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0100032637945" calcext:value-type="float">
            <text:p>2.6010003264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60100032637945" calcext:value-type="float">
            <text:p>-2.6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1.06762250308024E-015" calcext:value-type="float">
            <text:p>-1.06762250308024E-015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1.06762250308024E-015" calcext:value-type="float">
            <text:p>1.0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6:35:44.931877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3T17:31:51.155236953</dc:date>
    <dc:creator>Stacha Petrovic</dc:creator>
    <meta:editing-duration>P8DT13H41M27S</meta:editing-duration>
    <meta:editing-cycles>256</meta:editing-cycles>
    <meta:document-statistic meta:table-count="4" meta:cell-count="1605" meta:object-count="0"/>
    <meta:user-defined meta:name="qrichtext">1</meta:user-defined>
  </office:meta>
</office:document-meta>
</file>